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Devanagari1" svg:font-family="'Lohit Devanagari'"/>
    <style:font-face style:name="Trebuchet MS" svg:font-family="'Trebuchet M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889cm" style:rel-column-width="7281*"/>
    </style:style>
    <style:style style:name="Tabella1.E" style:family="table-column">
      <style:table-column-properties style:column-width="1.889cm" style:rel-column-width="7280*"/>
    </style:style>
    <style:style style:name="Tabella1.I" style:family="table-column">
      <style:table-column-properties style:column-width="1.891cm" style:rel-column-width="7288*"/>
    </style:style>
    <style:style style:name="Tabella1.A1" style:family="table-cell">
      <style:table-cell-properties fo:padding="0.097cm" fo:border-left="0.05pt solid #000000" fo:border-right="none" fo:border-top="0.05pt solid #000000" fo:border-bottom="0.05pt solid #000000"/>
    </style:style>
    <style:style style:name="Tabella1.I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I2" style:family="table-cell">
      <style:table-cell-properties fo:padding="0.097cm" fo:border-left="0.05pt solid #000000" fo:border-right="0.05pt solid #000000" fo:border-top="none" fo:border-bottom="0.05pt solid #000000"/>
    </style:style>
    <style:style style:name="Tabella4" style:family="table">
      <style:table-properties style:width="17.013cm" fo:margin-left="0cm" table:align="left"/>
    </style:style>
    <style:style style:name="Tabella4.A" style:family="table-column">
      <style:table-column-properties style:column-width="3.889cm"/>
    </style:style>
    <style:style style:name="Tabella4.B" style:family="table-column">
      <style:table-column-properties style:column-width="2.619cm"/>
    </style:style>
    <style:style style:name="Tabella4.C" style:family="table-column">
      <style:table-column-properties style:column-width="10.504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6" style:family="table">
      <style:table-properties style:width="16.986cm" fo:margin-left="0.037cm" table:align="left"/>
    </style:style>
    <style:style style:name="Tabella6.A" style:family="table-column">
      <style:table-column-properties style:column-width="1.856cm"/>
    </style:style>
    <style:style style:name="Tabella6.B" style:family="table-column">
      <style:table-column-properties style:column-width="1.903cm"/>
    </style:style>
    <style:style style:name="Tabella6.C" style:family="table-column">
      <style:table-column-properties style:column-width="4.946cm"/>
    </style:style>
    <style:style style:name="Tabella6.D" style:family="table-column">
      <style:table-column-properties style:column-width="1.656cm"/>
    </style:style>
    <style:style style:name="Tabella6.E" style:family="table-column">
      <style:table-column-properties style:column-width="2.233cm"/>
    </style:style>
    <style:style style:name="Tabella6.F" style:family="table-column">
      <style:table-column-properties style:column-width="2.491cm"/>
    </style:style>
    <style:style style:name="Tabella6.G" style:family="table-column">
      <style:table-column-properties style:column-width="1.901cm"/>
    </style:style>
    <style:style style:name="Tabella6.A1" style:family="table-cell">
      <style:table-cell-properties fo:padding="0.097cm" fo:border-left="0.05pt solid #000000" fo:border-right="none" fo:border-top="0.05pt solid #000000" fo:border-bottom="0.05pt solid #000000"/>
    </style:style>
    <style:style style:name="Tabella6.G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d8a" officeooo:paragraph-rsid="0008ad8a"/>
    </style:style>
    <style:style style:name="P2" style:family="paragraph" style:parent-style-name="Standard">
      <style:text-properties officeooo:rsid="000a8ff5" officeooo:paragraph-rsid="000a8ff5"/>
    </style:style>
    <style:style style:name="P3" style:family="paragraph" style:parent-style-name="Standard">
      <style:text-properties officeooo:rsid="000b97af" officeooo:paragraph-rsid="000b97af"/>
    </style:style>
    <style:style style:name="P4" style:family="paragraph" style:parent-style-name="Standard">
      <style:text-properties officeooo:rsid="000c6788" officeooo:paragraph-rsid="000c6788"/>
    </style:style>
    <style:style style:name="P5" style:family="paragraph" style:parent-style-name="Standard">
      <style:text-properties officeooo:rsid="000c6788" officeooo:paragraph-rsid="00133c96"/>
    </style:style>
    <style:style style:name="P6" style:family="paragraph" style:parent-style-name="Standard">
      <style:paragraph-properties fo:text-align="justify" style:justify-single-word="false"/>
      <style:text-properties officeooo:rsid="000c6788" officeooo:paragraph-rsid="00133c96"/>
    </style:style>
    <style:style style:name="P7" style:family="paragraph" style:parent-style-name="Standard">
      <style:text-properties officeooo:rsid="00109a8d" officeooo:paragraph-rsid="00109a8d"/>
    </style:style>
    <style:style style:name="P8" style:family="paragraph" style:parent-style-name="Standard">
      <style:text-properties officeooo:rsid="00127787" officeooo:paragraph-rsid="00127787"/>
    </style:style>
    <style:style style:name="P9" style:family="paragraph" style:parent-style-name="Standard">
      <style:text-properties officeooo:rsid="0018c21a" officeooo:paragraph-rsid="00143fd7"/>
    </style:style>
    <style:style style:name="P10" style:family="paragraph" style:parent-style-name="Standard">
      <style:paragraph-properties fo:text-align="justify" style:justify-single-word="false"/>
      <style:text-properties officeooo:rsid="001ade0c" officeooo:paragraph-rsid="01889e76"/>
    </style:style>
    <style:style style:name="P11" style:family="paragraph" style:parent-style-name="Standard">
      <style:text-properties officeooo:rsid="003e6cf1" officeooo:paragraph-rsid="003e6cf1"/>
    </style:style>
    <style:style style:name="P12" style:family="paragraph" style:parent-style-name="Standard">
      <style:text-properties officeooo:rsid="005cd9df" officeooo:paragraph-rsid="009bad94"/>
    </style:style>
    <style:style style:name="P13" style:family="paragraph" style:parent-style-name="Standard">
      <style:text-properties officeooo:rsid="005cd9df" officeooo:paragraph-rsid="00a2e4df"/>
    </style:style>
    <style:style style:name="P14" style:family="paragraph" style:parent-style-name="Standard">
      <style:paragraph-properties fo:text-align="justify" style:justify-single-word="false"/>
      <style:text-properties officeooo:rsid="005cd9df" officeooo:paragraph-rsid="00a2e4df"/>
    </style:style>
    <style:style style:name="P15" style:family="paragraph" style:parent-style-name="Standard">
      <style:paragraph-properties fo:text-align="justify" style:justify-single-word="false"/>
      <style:text-properties officeooo:rsid="005cd9df" officeooo:paragraph-rsid="030e8c96"/>
    </style:style>
    <style:style style:name="P16" style:family="paragraph" style:parent-style-name="Standard">
      <style:paragraph-properties fo:text-align="justify" style:justify-single-word="false"/>
      <style:text-properties officeooo:rsid="005cd9df" officeooo:paragraph-rsid="00dad96e"/>
    </style:style>
    <style:style style:name="P17" style:family="paragraph" style:parent-style-name="Standard">
      <style:text-properties officeooo:rsid="007436a9" officeooo:paragraph-rsid="007436a9"/>
    </style:style>
    <style:style style:name="P18" style:family="paragraph" style:parent-style-name="Standard">
      <style:text-properties officeooo:rsid="0095e5aa" officeooo:paragraph-rsid="00fc1290"/>
    </style:style>
    <style:style style:name="P19" style:family="paragraph" style:parent-style-name="Standard">
      <style:paragraph-properties fo:text-align="justify" style:justify-single-word="false"/>
      <style:text-properties officeooo:rsid="0095e5aa" officeooo:paragraph-rsid="033efd4d"/>
    </style:style>
    <style:style style:name="P20" style:family="paragraph" style:parent-style-name="Standard">
      <style:paragraph-properties fo:text-align="justify" style:justify-single-word="false"/>
      <style:text-properties fo:font-weight="bold" officeooo:rsid="0095e5aa" officeooo:paragraph-rsid="00fc1290" style:font-weight-asian="bold" style:font-weight-complex="bold"/>
    </style:style>
    <style:style style:name="P21" style:family="paragraph" style:parent-style-name="Standard">
      <style:text-properties fo:font-weight="bold" officeooo:rsid="009f6c83" officeooo:paragraph-rsid="00a2e4df" style:font-weight-asian="bold" style:font-weight-complex="bold"/>
    </style:style>
    <style:style style:name="P22" style:family="paragraph" style:parent-style-name="Standard">
      <style:paragraph-properties fo:text-align="justify" style:justify-single-word="false"/>
      <style:text-properties fo:font-weight="bold" officeooo:rsid="017a82ee" officeooo:paragraph-rsid="017a82ee" style:font-weight-asian="bold" style:font-weight-complex="bold"/>
    </style:style>
    <style:style style:name="P23" style:family="paragraph" style:parent-style-name="Standard">
      <style:paragraph-properties fo:text-align="justify" style:justify-single-word="false"/>
      <style:text-properties fo:font-weight="bold" officeooo:rsid="016dbcbd" officeooo:paragraph-rsid="0180d76a" style:font-weight-asian="bold" style:font-weight-complex="bold"/>
    </style:style>
    <style:style style:name="P24" style:family="paragraph" style:parent-style-name="Standard">
      <style:paragraph-properties fo:text-align="justify" style:justify-single-word="false"/>
      <style:text-properties fo:font-weight="bold" officeooo:rsid="026bc166" officeooo:paragraph-rsid="026bc166" style:font-weight-asian="bold" style:font-weight-complex="bold"/>
    </style:style>
    <style:style style:name="P25" style:family="paragraph" style:parent-style-name="Standard">
      <style:paragraph-properties fo:text-align="justify" style:justify-single-word="false"/>
      <style:text-properties fo:font-weight="bold" officeooo:rsid="03b818b6" officeooo:paragraph-rsid="03b818b6" style:font-weight-asian="bold" style:font-weight-complex="bold"/>
    </style:style>
    <style:style style:name="P26" style:family="paragraph" style:parent-style-name="Standard">
      <style:paragraph-properties fo:text-align="justify" style:justify-single-word="false"/>
      <style:text-properties fo:font-weight="bold" officeooo:rsid="03c58641" officeooo:paragraph-rsid="03c58641" style:font-weight-asian="bold" style:font-weight-complex="bold"/>
    </style:style>
    <style:style style:name="P27" style:family="paragraph" style:parent-style-name="Standard">
      <style:paragraph-properties fo:text-align="justify" style:justify-single-word="false"/>
      <style:text-properties fo:font-weight="bold" officeooo:rsid="03cc3b4a" officeooo:paragraph-rsid="03cc3b4a" style:font-weight-asian="bold" style:font-weight-complex="bold"/>
    </style:style>
    <style:style style:name="P28" style:family="paragraph" style:parent-style-name="Standard">
      <style:paragraph-properties fo:text-align="justify" style:justify-single-word="false"/>
      <style:text-properties fo:font-weight="bold" officeooo:rsid="03de2352" officeooo:paragraph-rsid="03de2352" style:font-weight-asian="bold" style:font-weight-complex="bold"/>
    </style:style>
    <style:style style:name="P29" style:family="paragraph" style:parent-style-name="Standard">
      <style:paragraph-properties fo:text-align="justify" style:justify-single-word="false"/>
      <style:text-properties fo:font-weight="bold" officeooo:rsid="032d6dae" officeooo:paragraph-rsid="03b078f7" style:font-weight-asian="bold" style:font-weight-complex="bold"/>
    </style:style>
    <style:style style:name="P30" style:family="paragraph" style:parent-style-name="Standard">
      <style:paragraph-properties fo:text-align="justify" style:justify-single-word="false"/>
      <style:text-properties fo:font-weight="bold" officeooo:rsid="031d3331" officeooo:paragraph-rsid="0085dbcb" style:font-weight-asian="bold" style:font-weight-complex="bold"/>
    </style:style>
    <style:style style:name="P31" style:family="paragraph" style:parent-style-name="Standard">
      <style:paragraph-properties fo:text-align="justify" style:justify-single-word="false"/>
      <style:text-properties fo:font-weight="bold" officeooo:rsid="03decbbc" officeooo:paragraph-rsid="03decbbc" fo:background-color="#fff200" style:font-weight-asian="bold" style:font-weight-complex="bold"/>
    </style:style>
    <style:style style:name="P32" style:family="paragraph" style:parent-style-name="Standard">
      <style:paragraph-properties fo:text-align="justify" style:justify-single-word="false"/>
      <style:text-properties fo:font-weight="bold" officeooo:rsid="04178520" officeooo:paragraph-rsid="04178520" fo:background-color="#fff200" style:font-weight-asian="bold" style:font-weight-complex="bold"/>
    </style:style>
    <style:style style:name="P33" style:family="paragraph" style:parent-style-name="Standard">
      <style:text-properties fo:font-weight="bold" officeooo:rsid="02d02c3a" officeooo:paragraph-rsid="02d02c3a" fo:background-color="transparent" style:font-weight-asian="bold" style:font-weight-complex="bold"/>
    </style:style>
    <style:style style:name="P34" style:family="paragraph" style:parent-style-name="Standard">
      <style:paragraph-properties fo:text-align="justify" style:justify-single-word="false"/>
      <style:text-properties fo:font-weight="normal" officeooo:rsid="00e53251" officeooo:paragraph-rsid="01001179" style:font-weight-asian="normal" style:font-weight-complex="normal"/>
    </style:style>
    <style:style style:name="P35" style:family="paragraph" style:parent-style-name="Standard">
      <style:text-properties fo:font-weight="normal" officeooo:rsid="013595d4" officeooo:paragraph-rsid="013595d4" style:font-weight-asian="normal" style:font-weight-complex="normal"/>
    </style:style>
    <style:style style:name="P36" style:family="paragraph" style:parent-style-name="Standard">
      <style:text-properties fo:font-weight="normal" officeooo:rsid="01506029" officeooo:paragraph-rsid="01506029" style:font-weight-asian="normal" style:font-weight-complex="normal"/>
    </style:style>
    <style:style style:name="P37" style:family="paragraph" style:parent-style-name="Standard">
      <style:paragraph-properties fo:text-align="justify" style:justify-single-word="false"/>
      <style:text-properties fo:font-weight="normal" officeooo:rsid="017c097f" officeooo:paragraph-rsid="017c097f" style:font-weight-asian="normal" style:font-weight-complex="normal"/>
    </style:style>
    <style:style style:name="P38" style:family="paragraph" style:parent-style-name="Standard">
      <style:paragraph-properties fo:text-align="justify" style:justify-single-word="false"/>
      <style:text-properties fo:font-weight="normal" officeooo:rsid="0095e5aa" officeooo:paragraph-rsid="0095e5aa" style:font-weight-asian="normal" style:font-weight-complex="normal"/>
    </style:style>
    <style:style style:name="P39" style:family="paragraph" style:parent-style-name="Standard">
      <style:paragraph-properties fo:text-align="justify" style:justify-single-word="false"/>
      <style:text-properties fo:font-weight="normal" officeooo:rsid="000c6788" officeooo:paragraph-rsid="01b734ea" style:font-weight-asian="normal" style:font-weight-complex="normal"/>
    </style:style>
    <style:style style:name="P40" style:family="paragraph" style:parent-style-name="Standard">
      <style:paragraph-properties fo:text-align="justify" style:justify-single-word="false"/>
      <style:text-properties fo:font-weight="normal" officeooo:rsid="01b91510" officeooo:paragraph-rsid="0200b312" style:font-weight-asian="normal" style:font-weight-complex="normal"/>
    </style:style>
    <style:style style:name="P41" style:family="paragraph" style:parent-style-name="Standard">
      <style:paragraph-properties fo:text-align="justify" style:justify-single-word="false"/>
      <style:text-properties fo:font-weight="normal" officeooo:rsid="01b91510" officeooo:paragraph-rsid="024ccce2" style:font-weight-asian="normal" style:font-weight-complex="normal"/>
    </style:style>
    <style:style style:name="P42" style:family="paragraph" style:parent-style-name="Standard">
      <style:paragraph-properties fo:text-align="justify" style:justify-single-word="false"/>
      <style:text-properties fo:font-weight="normal" officeooo:rsid="01b91510" officeooo:paragraph-rsid="03f72867" style:font-weight-asian="normal" style:font-weight-complex="normal"/>
    </style:style>
    <style:style style:name="P43" style:family="paragraph" style:parent-style-name="Standard">
      <style:text-properties fo:font-weight="normal" officeooo:rsid="01eb93cc" officeooo:paragraph-rsid="013595d4" style:font-weight-asian="normal" style:font-weight-complex="normal"/>
    </style:style>
    <style:style style:name="P44" style:family="paragraph" style:parent-style-name="Standard">
      <style:paragraph-properties fo:text-align="justify" style:justify-single-word="false"/>
      <style:text-properties fo:font-weight="normal" officeooo:rsid="026bc166" officeooo:paragraph-rsid="026bc166" style:font-weight-asian="normal" style:font-weight-complex="normal"/>
    </style:style>
    <style:style style:name="P45" style:family="paragraph" style:parent-style-name="Standard">
      <style:text-properties fo:font-weight="normal" officeooo:rsid="02ce8434" officeooo:paragraph-rsid="02ce8434" style:font-weight-asian="normal" style:font-weight-complex="normal"/>
    </style:style>
    <style:style style:name="P46" style:family="paragraph" style:parent-style-name="Standard">
      <style:paragraph-properties fo:text-align="justify" style:justify-single-word="false"/>
      <style:text-properties fo:font-weight="normal" officeooo:rsid="0403265e" officeooo:paragraph-rsid="03f0e488" style:font-weight-asian="normal" style:font-weight-complex="normal"/>
    </style:style>
    <style:style style:name="P47" style:family="paragraph" style:parent-style-name="Standard">
      <style:paragraph-properties fo:text-align="justify" style:justify-single-word="false"/>
      <style:text-properties officeooo:paragraph-rsid="013892d9"/>
    </style:style>
    <style:style style:name="P48" style:family="paragraph" style:parent-style-name="Standard">
      <style:paragraph-properties fo:text-align="justify" style:justify-single-word="false"/>
      <style:text-properties officeooo:paragraph-rsid="02ba0ef4"/>
    </style:style>
    <style:style style:name="P49" style:family="paragraph" style:parent-style-name="Standard">
      <style:paragraph-properties fo:text-align="justify" style:justify-single-word="false"/>
      <style:text-properties officeooo:paragraph-rsid="0307d135"/>
    </style:style>
    <style:style style:name="P50" style:family="paragraph" style:parent-style-name="Standard">
      <style:paragraph-properties fo:text-align="justify" style:justify-single-word="false"/>
      <style:text-properties officeooo:paragraph-rsid="030e8c96"/>
    </style:style>
    <style:style style:name="P51" style:family="paragraph" style:parent-style-name="Standard">
      <style:paragraph-properties fo:text-align="justify" style:justify-single-word="false"/>
      <style:text-properties officeooo:paragraph-rsid="039418a9"/>
    </style:style>
    <style:style style:name="P52" style:family="paragraph" style:parent-style-name="Standard">
      <style:paragraph-properties fo:text-align="justify" style:justify-single-word="false"/>
      <style:text-properties officeooo:paragraph-rsid="039dd08f"/>
    </style:style>
    <style:style style:name="P53" style:family="paragraph" style:parent-style-name="Standard">
      <style:paragraph-properties fo:text-align="justify" style:justify-single-word="false"/>
      <style:text-properties officeooo:paragraph-rsid="03b56226"/>
    </style:style>
    <style:style style:name="P54" style:family="paragraph" style:parent-style-name="Standard">
      <style:paragraph-properties fo:text-align="justify" style:justify-single-word="false"/>
      <style:text-properties officeooo:paragraph-rsid="0415b896"/>
    </style:style>
    <style:style style:name="P55" style:family="paragraph" style:parent-style-name="Standard">
      <style:paragraph-properties fo:text-align="justify" style:justify-single-word="false"/>
      <style:text-properties officeooo:rsid="01224290" officeooo:paragraph-rsid="01224290"/>
    </style:style>
    <style:style style:name="P56" style:family="paragraph" style:parent-style-name="Standard">
      <style:paragraph-properties fo:text-align="justify" style:justify-single-word="false"/>
      <style:text-properties officeooo:rsid="0124c287" officeooo:paragraph-rsid="0124c287"/>
    </style:style>
    <style:style style:name="P57" style:family="paragraph" style:parent-style-name="Standard">
      <style:paragraph-properties fo:text-align="justify" style:justify-single-word="false"/>
      <style:text-properties officeooo:rsid="001ade0c" officeooo:paragraph-rsid="0180d76a" fo:background-color="#fff200"/>
    </style:style>
    <style:style style:name="P58" style:family="paragraph" style:parent-style-name="Standard">
      <style:text-properties officeooo:rsid="0015d21a" officeooo:paragraph-rsid="00143fd7"/>
    </style:style>
    <style:style style:name="P59" style:family="paragraph" style:parent-style-name="Standard">
      <style:text-properties style:text-underline-style="none" fo:font-weight="normal" officeooo:rsid="013595d4" style:font-size-asian="10.5pt" style:font-weight-asian="normal" style:font-weight-complex="normal"/>
    </style:style>
    <style:style style:name="P60" style:family="paragraph" style:parent-style-name="Standard">
      <style:text-properties officeooo:paragraph-rsid="01f2995f"/>
    </style:style>
    <style:style style:name="P61" style:family="paragraph" style:parent-style-name="Standard">
      <style:paragraph-properties fo:text-align="justify" style:justify-single-word="false"/>
      <style:text-properties officeooo:rsid="017a0111" officeooo:paragraph-rsid="01db075b"/>
    </style:style>
    <style:style style:name="P62" style:family="paragraph" style:parent-style-name="Standard">
      <style:paragraph-properties fo:text-align="justify" style:justify-single-word="false"/>
      <style:text-properties officeooo:rsid="0270397b" officeooo:paragraph-rsid="0270397b"/>
    </style:style>
    <style:style style:name="P63" style:family="paragraph" style:parent-style-name="Standard">
      <style:paragraph-properties fo:text-align="justify" style:justify-single-word="false"/>
      <style:text-properties officeooo:rsid="0038f7e8" officeooo:paragraph-rsid="0280e75e"/>
    </style:style>
    <style:style style:name="P64" style:family="paragraph" style:parent-style-name="Standard">
      <style:paragraph-properties fo:text-align="justify" style:justify-single-word="false"/>
      <style:text-properties officeooo:rsid="001c18d5" officeooo:paragraph-rsid="01889e76"/>
    </style:style>
    <style:style style:name="P65" style:family="paragraph" style:parent-style-name="Standard">
      <style:paragraph-properties fo:text-align="justify" style:justify-single-word="false"/>
      <style:text-properties officeooo:rsid="001fd2b5" officeooo:paragraph-rsid="0030955b"/>
    </style:style>
    <style:style style:name="P66" style:family="paragraph" style:parent-style-name="Standard">
      <style:paragraph-properties fo:text-align="justify" style:justify-single-word="false"/>
      <style:text-properties officeooo:rsid="02772b5a" officeooo:paragraph-rsid="0280e75e"/>
    </style:style>
    <style:style style:name="P67" style:family="paragraph" style:parent-style-name="Standard">
      <style:paragraph-properties fo:text-align="justify" style:justify-single-word="false"/>
      <style:text-properties fo:font-size="12pt" fo:font-weight="normal" officeooo:rsid="03cc3b4a" officeooo:paragraph-rsid="03cc3b4a"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bold" officeooo:rsid="03b2eed9" officeooo:paragraph-rsid="03b372b5" style:font-size-asian="12pt" style:font-weight-asian="bold" style:font-size-complex="12pt" style:font-weight-complex="bold"/>
    </style:style>
    <style:style style:name="P69" style:family="paragraph" style:parent-style-name="Standard">
      <style:text-properties style:font-name="Liberation Serif" fo:font-size="12pt" fo:font-weight="normal" officeooo:rsid="015ad76e" officeooo:paragraph-rsid="02db8ad9"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erif" fo:font-size="12pt" fo:font-weight="normal" officeooo:rsid="03911e43" officeooo:paragraph-rsid="03c58641"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erif" fo:font-size="12pt" fo:font-weight="normal" officeooo:rsid="03911e43" officeooo:paragraph-rsid="03b818b6"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2pt" fo:font-weight="normal" officeooo:rsid="03b818b6" officeooo:paragraph-rsid="03b818b6"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2pt" fo:font-weight="normal" officeooo:rsid="03d7bc0d" officeooo:paragraph-rsid="03d7bc0d"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3d8c535" officeooo:paragraph-rsid="03d9b4aa"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31375f8" officeooo:paragraph-rsid="030e8c96" fo:background-color="transparent"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officeooo:paragraph-rsid="0381b2a1" style:font-size-asian="12pt" style:font-size-complex="12pt"/>
    </style:style>
    <style:style style:name="P77" style:family="paragraph" style:parent-style-name="Standard">
      <style:paragraph-properties fo:text-align="justify" style:justify-single-word="false"/>
      <style:text-properties style:font-name="Liberation Serif" fo:font-size="12pt" officeooo:paragraph-rsid="0394c45c" style:font-size-asian="12pt" style:font-size-complex="12pt"/>
    </style:style>
    <style:style style:name="P78" style:family="paragraph" style:parent-style-name="Standard">
      <style:paragraph-properties fo:text-align="justify" style:justify-single-word="false"/>
      <style:text-properties style:font-name="Liberation Serif" fo:font-size="12pt" fo:font-weight="bold" officeooo:rsid="03d7bc0d" officeooo:paragraph-rsid="03d7bc0d" style:font-size-asian="12pt" style:font-weight-asian="bold" style:font-size-complex="12pt" style:font-weight-complex="bold"/>
    </style:style>
    <style:style style:name="P79" style:family="paragraph" style:parent-style-name="Standard">
      <style:text-properties officeooo:paragraph-rsid="013595d4"/>
    </style:style>
    <style:style style:name="P80" style:family="paragraph" style:parent-style-name="Standard">
      <style:paragraph-properties fo:text-align="justify" style:justify-single-word="false"/>
      <style:text-properties officeooo:rsid="0085dbcb" officeooo:paragraph-rsid="0085dbcb"/>
    </style:style>
    <style:style style:name="P81" style:family="paragraph" style:parent-style-name="Standard">
      <style:text-properties officeooo:rsid="005a53e0" officeooo:paragraph-rsid="005a53e0"/>
    </style:style>
    <style:style style:name="P82" style:family="paragraph" style:parent-style-name="Standard">
      <style:paragraph-properties fo:text-align="justify" style:justify-single-word="false"/>
      <style:text-properties officeooo:rsid="0323ca2f" officeooo:paragraph-rsid="0323ca2f"/>
    </style:style>
    <style:style style:name="P83" style:family="paragraph" style:parent-style-name="Standard">
      <style:paragraph-properties fo:text-align="justify" style:justify-single-word="false"/>
      <style:text-properties officeooo:rsid="0329d362" officeooo:paragraph-rsid="0329d362"/>
    </style:style>
    <style:style style:name="P84" style:family="paragraph" style:parent-style-name="Standard">
      <style:paragraph-properties fo:text-align="justify" style:justify-single-word="false"/>
      <style:text-properties officeooo:rsid="0329d362" officeooo:paragraph-rsid="03b078f7"/>
    </style:style>
    <style:style style:name="P85" style:family="paragraph" style:parent-style-name="Standard">
      <style:paragraph-properties fo:text-align="justify" style:justify-single-word="false"/>
      <style:text-properties officeooo:rsid="0329d362" officeooo:paragraph-rsid="04136cd5"/>
    </style:style>
    <style:style style:name="P86" style:family="paragraph" style:parent-style-name="Standard">
      <style:paragraph-properties fo:text-align="justify" style:justify-single-word="false"/>
      <style:text-properties officeooo:rsid="0329d362" officeooo:paragraph-rsid="041397ce"/>
    </style:style>
    <style:style style:name="P87" style:family="paragraph" style:parent-style-name="Standard">
      <style:paragraph-properties fo:text-align="justify" style:justify-single-word="false"/>
      <style:text-properties officeooo:rsid="0087cb4e" officeooo:paragraph-rsid="03797537"/>
    </style:style>
    <style:style style:name="P8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6ced5e" officeooo:paragraph-rsid="039021bb" style:font-size-asian="12pt" style:font-style-asian="normal" style:font-weight-asian="normal" style:font-size-complex="12pt" style:text-emphasize="none"/>
    </style:style>
    <style:style style:name="P8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90d98" officeooo:paragraph-rsid="0384c72c" style:font-size-asian="12pt" style:font-style-asian="normal" style:font-weight-asian="normal" style:font-size-complex="12pt" style:text-emphasize="none"/>
    </style:style>
    <style:style style:name="P90" style:family="paragraph" style:parent-style-name="Standard">
      <style:paragraph-properties fo:break-before="page"/>
      <style:text-properties officeooo:rsid="000c6788" officeooo:paragraph-rsid="00133c96"/>
    </style:style>
    <style:style style:name="P91" style:family="paragraph" style:parent-style-name="Standard">
      <style:paragraph-properties fo:break-before="page"/>
      <style:text-properties fo:font-weight="bold" officeooo:rsid="005a53e0" officeooo:paragraph-rsid="005a53e0" style:font-weight-asian="bold" style:font-weight-complex="bold"/>
    </style:style>
    <style:style style:name="P92" style:family="paragraph" style:parent-style-name="Standard">
      <style:paragraph-properties fo:break-before="page"/>
      <style:text-properties fo:font-weight="bold" officeooo:rsid="013595d4" officeooo:paragraph-rsid="013595d4" style:font-weight-asian="bold" style:font-weight-complex="bold"/>
    </style:style>
    <style:style style:name="P93" style:family="paragraph" style:parent-style-name="Table_20_Contents">
      <style:text-properties officeooo:rsid="0049bee4" officeooo:paragraph-rsid="0049bee4"/>
    </style:style>
    <style:style style:name="P94" style:family="paragraph" style:parent-style-name="Table_20_Contents">
      <style:text-properties officeooo:rsid="0049e024" officeooo:paragraph-rsid="0049e024"/>
    </style:style>
    <style:style style:name="P95" style:family="paragraph" style:parent-style-name="Table_20_Contents">
      <style:text-properties officeooo:rsid="0049ea35" officeooo:paragraph-rsid="0049ea35"/>
    </style:style>
    <style:style style:name="P96" style:family="paragraph" style:parent-style-name="Table_20_Contents">
      <style:text-properties officeooo:rsid="004bcd7e" officeooo:paragraph-rsid="004bcd7e"/>
    </style:style>
    <style:style style:name="P97" style:family="paragraph" style:parent-style-name="Table_20_Contents">
      <style:text-properties officeooo:rsid="004c6391" officeooo:paragraph-rsid="004c6391"/>
    </style:style>
    <style:style style:name="P98" style:family="paragraph" style:parent-style-name="Table_20_Contents">
      <style:text-properties officeooo:rsid="004ef477" officeooo:paragraph-rsid="004ef477"/>
    </style:style>
    <style:style style:name="P99" style:family="paragraph" style:parent-style-name="Table_20_Contents">
      <style:text-properties officeooo:rsid="00528f27" officeooo:paragraph-rsid="00528f27"/>
    </style:style>
    <style:style style:name="P100" style:family="paragraph" style:parent-style-name="Table_20_Contents">
      <style:text-properties officeooo:rsid="0098c1a6" officeooo:paragraph-rsid="00fc1290"/>
    </style:style>
    <style:style style:name="P101" style:family="paragraph" style:parent-style-name="Table_20_Contents">
      <style:text-properties fo:font-size="10pt" officeooo:paragraph-rsid="00a2e4df" style:font-size-asian="10pt" style:font-size-complex="10pt"/>
    </style:style>
    <style:style style:name="P102" style:family="paragraph" style:parent-style-name="Table_20_Contents">
      <style:text-properties fo:font-size="10pt" officeooo:rsid="007ba1a5" officeooo:paragraph-rsid="00a2e4df" style:font-size-asian="10pt" style:font-size-complex="10pt"/>
    </style:style>
    <style:style style:name="P103" style:family="paragraph" style:parent-style-name="Table_20_Contents">
      <style:text-properties fo:font-size="10pt" officeooo:rsid="007d3169" officeooo:paragraph-rsid="00a2e4df" style:font-size-asian="10pt" style:font-size-complex="10pt"/>
    </style:style>
    <style:style style:name="P104" style:family="paragraph" style:parent-style-name="Table_20_Contents">
      <style:text-properties fo:font-size="10pt" officeooo:rsid="007f66fc" officeooo:paragraph-rsid="00a2e4df" style:font-size-asian="10pt" style:font-size-complex="10pt"/>
    </style:style>
    <style:style style:name="P105" style:family="paragraph" style:parent-style-name="Table_20_Contents">
      <style:text-properties fo:font-size="10pt" officeooo:rsid="0092699f" officeooo:paragraph-rsid="00a2e4df" style:font-size-asian="10pt" style:font-size-complex="10pt"/>
    </style:style>
    <style:style style:name="P106" style:family="paragraph" style:parent-style-name="Table_20_Contents">
      <style:text-properties fo:font-size="10pt" officeooo:rsid="0093c244" officeooo:paragraph-rsid="00a2e4df" style:font-size-asian="10pt" style:font-size-complex="10pt"/>
    </style:style>
    <style:style style:name="P107" style:family="paragraph" style:parent-style-name="Table_20_Contents">
      <style:text-properties fo:font-size="10pt" officeooo:rsid="0091b4ba" officeooo:paragraph-rsid="00a2e4df" style:font-size-asian="10pt" style:font-size-complex="10pt"/>
    </style:style>
    <style:style style:name="P108" style:family="paragraph" style:parent-style-name="Table_20_Contents">
      <style:text-properties fo:font-size="10pt" officeooo:rsid="010c725c" officeooo:paragraph-rsid="010c725c" style:font-size-asian="10pt" style:font-size-complex="10pt"/>
    </style:style>
    <style:style style:name="P109" style:family="paragraph" style:parent-style-name="Table_20_Contents">
      <style:text-properties fo:font-size="10pt" officeooo:rsid="011f6e7c" officeooo:paragraph-rsid="011f6e7c" style:font-size-asian="10pt" style:font-size-complex="10pt"/>
    </style:style>
    <style:style style:name="P110" style:family="paragraph" style:parent-style-name="Table_20_Contents">
      <style:text-properties fo:font-size="10pt" officeooo:rsid="03dc8418" officeooo:paragraph-rsid="03dc8418" style:font-size-asian="10pt" style:font-size-complex="10pt"/>
    </style:style>
    <style:style style:name="P111" style:family="paragraph" style:parent-style-name="Table_20_Contents">
      <style:text-properties fo:font-size="10pt" officeooo:rsid="04178520" officeooo:paragraph-rsid="04178520" style:font-size-asian="10pt" style:font-size-complex="10pt"/>
    </style:style>
    <style:style style:name="P112" style:family="paragraph" style:parent-style-name="Table_20_Contents">
      <style:paragraph-properties fo:text-align="justify" style:justify-single-word="false"/>
      <style:text-properties fo:font-size="10pt" fo:font-weight="bold" officeooo:rsid="03cffaba" officeooo:paragraph-rsid="03cffaba" style:font-size-asian="10pt" style:font-weight-asian="bold" style:font-size-complex="10pt" style:font-weight-complex="bold"/>
    </style:style>
    <style:style style:name="P113" style:family="paragraph" style:parent-style-name="Table_20_Contents">
      <style:text-properties fo:font-size="10pt" fo:font-weight="bold" officeooo:rsid="041614c4" officeooo:paragraph-rsid="041614c4" fo:background-color="#fff200"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officeooo:rsid="0095e5aa" officeooo:paragraph-rsid="00fc1290"/>
    </style:style>
    <style:style style:name="P115" style:family="paragraph" style:parent-style-name="Table_20_Contents">
      <style:paragraph-properties fo:text-align="center" style:justify-single-word="false"/>
      <style:text-properties officeooo:rsid="0095e5aa" officeooo:paragraph-rsid="03500ba5"/>
    </style:style>
    <style:style style:name="P116" style:family="paragraph" style:parent-style-name="Table_20_Contents">
      <style:paragraph-properties fo:text-align="center" style:justify-single-word="false"/>
      <style:text-properties officeooo:rsid="0095e5aa" officeooo:paragraph-rsid="0352027f"/>
    </style:style>
    <style:style style:name="P117" style:family="paragraph" style:parent-style-name="Table_20_Contents">
      <style:paragraph-properties fo:text-align="center" style:justify-single-word="false"/>
      <style:text-properties officeooo:rsid="0095e5aa" officeooo:paragraph-rsid="035350ac"/>
    </style:style>
    <style:style style:name="P118" style:family="paragraph" style:parent-style-name="Table_20_Contents">
      <style:paragraph-properties fo:text-align="center" style:justify-single-word="false"/>
      <style:text-properties officeooo:rsid="009738e6" officeooo:paragraph-rsid="034e8c87"/>
    </style:style>
    <style:style style:name="P119" style:family="paragraph" style:parent-style-name="Table_20_Contents">
      <style:text-properties officeooo:rsid="035659c6" officeooo:paragraph-rsid="035659c6"/>
    </style:style>
    <style:style style:name="P120" style:family="paragraph" style:parent-style-name="Table_20_Contents">
      <style:text-properties officeooo:rsid="03593011" officeooo:paragraph-rsid="03593011"/>
    </style:style>
    <style:style style:name="P121" style:family="paragraph" style:parent-style-name="Table_20_Contents">
      <style:text-properties officeooo:rsid="035a5e6e" officeooo:paragraph-rsid="035a5e6e"/>
    </style:style>
    <style:style style:name="P122" style:family="paragraph" style:parent-style-name="Table_20_Contents">
      <style:text-properties officeooo:rsid="035ab961" officeooo:paragraph-rsid="035ab961"/>
    </style:style>
    <style:style style:name="P123" style:family="paragraph" style:parent-style-name="Table_20_Contents">
      <style:text-properties officeooo:rsid="035c3357" officeooo:paragraph-rsid="035c3357"/>
    </style:style>
    <style:style style:name="P124" style:family="paragraph" style:parent-style-name="Table_20_Contents">
      <style:text-properties officeooo:rsid="03611632" officeooo:paragraph-rsid="03611632"/>
    </style:style>
    <style:style style:name="P125" style:family="paragraph" style:parent-style-name="Table_20_Contents">
      <style:text-properties officeooo:rsid="036618b9" officeooo:paragraph-rsid="036618b9"/>
    </style:style>
    <style:style style:name="P126" style:family="paragraph" style:parent-style-name="Table_20_Contents">
      <style:paragraph-properties fo:text-align="center" style:justify-single-word="false"/>
      <style:text-properties officeooo:rsid="03673c12" officeooo:paragraph-rsid="03673c12"/>
    </style:style>
    <style:style style:name="P127" style:family="paragraph" style:parent-style-name="Table_20_Contents">
      <style:paragraph-properties fo:text-align="justify" style:justify-single-word="false"/>
      <style:text-properties style:font-name="Liberation Serif" fo:font-size="12pt" officeooo:rsid="0381b2a1" officeooo:paragraph-rsid="0381b2a1" style:font-size-asian="12pt" style:font-size-complex="12pt"/>
    </style:style>
    <style:style style:name="P128" style:family="paragraph" style:parent-style-name="Table_20_Contents">
      <style:paragraph-properties fo:text-align="justify" style:justify-single-word="false"/>
      <style:text-properties style:font-name="Liberation Serif" fo:font-size="12pt" officeooo:rsid="03836db3" officeooo:paragraph-rsid="03836db3" style:font-size-asian="12pt" style:font-size-complex="12pt"/>
    </style:style>
    <style:style style:name="P129" style:family="paragraph" style:parent-style-name="Table_20_Contents">
      <style:paragraph-properties fo:text-align="justify" style:justify-single-word="false"/>
      <style:text-properties style:font-name="Liberation Serif" fo:font-size="12pt" officeooo:rsid="03a07d5d" officeooo:paragraph-rsid="03a07d5d" style:font-size-asian="12pt" style:font-size-complex="12pt"/>
    </style:style>
    <style:style style:name="P130" style:family="paragraph" style:parent-style-name="Table_20_Contents">
      <style:paragraph-properties fo:text-align="justify" style:justify-single-word="false"/>
      <style:text-properties style:font-name="Liberation Serif" fo:font-size="12pt" officeooo:rsid="03a175d8" officeooo:paragraph-rsid="03a175d8" style:font-size-asian="12pt" style:font-size-complex="12pt"/>
    </style:style>
    <style:style style:name="P131" style:family="paragraph" style:parent-style-name="Table_20_Contents">
      <style:paragraph-properties fo:text-align="justify" style:justify-single-word="false"/>
      <style:text-properties style:font-name="Liberation Serif" fo:font-size="12pt" officeooo:rsid="03a36ded" officeooo:paragraph-rsid="03a50fa7" style:font-size-asian="12pt" style:font-size-complex="12pt"/>
    </style:style>
    <style:style style:name="P132" style:family="paragraph" style:parent-style-name="Table_20_Contents">
      <style:paragraph-properties fo:text-align="justify" style:justify-single-word="false"/>
      <style:text-properties style:font-name="Liberation Serif" fo:font-size="12pt" officeooo:rsid="03a36ded" officeooo:paragraph-rsid="03aae796" style:font-size-asian="12pt" style:font-size-complex="12pt"/>
    </style:style>
    <style:style style:name="P133" style:family="paragraph" style:parent-style-name="Table_20_Contents">
      <style:paragraph-properties fo:text-align="justify" style:justify-single-word="false"/>
      <style:text-properties style:font-name="Liberation Serif" fo:font-size="12pt" officeooo:rsid="03a36ded" officeooo:paragraph-rsid="03acc20c" style:font-size-asian="12pt" style:font-size-complex="12pt"/>
    </style:style>
    <style:style style:name="P134" style:family="paragraph" style:parent-style-name="Table_20_Contents">
      <style:paragraph-properties fo:text-align="justify" style:justify-single-word="false"/>
      <style:text-properties fo:font-size="12pt" fo:font-weight="normal" officeooo:rsid="03cc3b4a" officeooo:paragraph-rsid="03d18269" style:font-size-asian="12pt" style:font-weight-asian="normal" style:font-size-complex="12pt" style:font-weight-complex="normal"/>
    </style:style>
    <style:style style:name="P135" style:family="paragraph" style:parent-style-name="Table_20_Contents">
      <style:paragraph-properties fo:text-align="justify" style:justify-single-word="false"/>
      <style:text-properties fo:font-size="12pt" fo:font-weight="bold" officeooo:rsid="03cffaba" officeooo:paragraph-rsid="03cffaba" style:font-size-asian="12pt" style:font-weight-asian="bold" style:font-size-complex="12pt" style:font-weight-complex="bold"/>
    </style:style>
    <style:style style:name="P136" style:family="paragraph" style:parent-style-name="Table_20_Contents">
      <style:text-properties officeooo:rsid="04101042" officeooo:paragraph-rsid="04101042"/>
    </style:style>
    <style:style style:name="P137" style:family="paragraph" style:parent-style-name="Table_20_Contents">
      <style:paragraph-properties fo:margin-top="0.101cm" fo:margin-bottom="0.101cm" loext:contextual-spacing="false" fo:text-align="center" style:justify-single-word="false"/>
      <style:text-properties officeooo:rsid="035489a4" officeooo:paragraph-rsid="035489a4"/>
    </style:style>
    <style:style style:name="P138" style:family="paragraph" style:parent-style-name="Table_20_Contents">
      <style:paragraph-properties fo:margin-top="0.101cm" fo:margin-bottom="0.101cm" loext:contextual-spacing="false" fo:text-align="center" style:justify-single-word="false"/>
      <style:text-properties officeooo:rsid="036619d8" officeooo:paragraph-rsid="036619d8"/>
    </style:style>
    <style:style style:name="P139" style:family="paragraph" style:parent-style-name="Table_20_Contents">
      <style:paragraph-properties fo:margin-top="0.603cm" fo:margin-bottom="0.603cm" loext:contextual-spacing="false" fo:text-align="center" style:justify-single-word="false"/>
      <style:text-properties officeooo:rsid="0357bb72" officeooo:paragraph-rsid="0357bb72"/>
    </style:style>
    <style:style style:name="P140" style:family="paragraph" style:parent-style-name="List_20_Contents">
      <style:text-properties fo:font-size="12pt" fo:font-weight="normal" officeooo:rsid="015ad76e"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fo:font-weight="normal" officeooo:rsid="00ca998c" officeooo:paragraph-rsid="02ba0ef4" style:font-weight-asian="normal" style:font-weight-complex="normal"/>
    </style:style>
    <style:style style:name="P142" style:family="paragraph" style:parent-style-name="Standard">
      <style:paragraph-properties fo:text-align="justify" style:justify-single-word="false"/>
      <style:text-properties fo:font-weight="normal" officeooo:rsid="01b91510" officeooo:paragraph-rsid="03f0e488" style:font-weight-asian="normal" style:font-weight-complex="normal"/>
    </style:style>
    <style:style style:name="P143" style:family="paragraph" style:parent-style-name="Standard">
      <style:paragraph-properties fo:text-align="justify" style:justify-single-word="false"/>
      <style:text-properties officeooo:paragraph-rsid="04264061"/>
    </style:style>
    <style:style style:name="P144" style:family="paragraph" style:parent-style-name="Standard">
      <style:paragraph-properties fo:text-align="justify" style:justify-single-word="false"/>
      <style:text-properties officeooo:paragraph-rsid="04323f41"/>
    </style:style>
    <style:style style:name="P145" style:family="paragraph" style:parent-style-name="Standard">
      <style:paragraph-properties fo:text-align="justify" style:justify-single-word="false"/>
      <style:text-properties officeooo:rsid="012fb023" officeooo:paragraph-rsid="012fb023"/>
    </style:style>
    <style:style style:name="P146" style:family="paragraph" style:parent-style-name="Standard">
      <style:paragraph-properties fo:text-align="justify" style:justify-single-word="false"/>
      <style:text-properties officeooo:rsid="01527e72" officeooo:paragraph-rsid="01527e72"/>
    </style:style>
    <style:style style:name="P147" style:family="paragraph" style:parent-style-name="Text_20_body">
      <style:text-properties officeooo:paragraph-rsid="043df5ed"/>
    </style:style>
    <style:style style:name="T1" style:family="text">
      <style:text-properties officeooo:rsid="000a8ff5"/>
    </style:style>
    <style:style style:name="T2" style:family="text">
      <style:text-properties officeooo:rsid="000d158f"/>
    </style:style>
    <style:style style:name="T3" style:family="text">
      <style:text-properties officeooo:rsid="001c18d5"/>
    </style:style>
    <style:style style:name="T4" style:family="text">
      <style:text-properties fo:font-weight="bold" style:font-weight-asian="bold" style:font-weight-complex="bold"/>
    </style:style>
    <style:style style:name="T5" style:family="text">
      <style:text-properties fo:font-weight="bold" officeooo:rsid="016dbcbd" style:font-weight-asian="bold" style:font-weight-complex="bold"/>
    </style:style>
    <style:style style:name="T6" style:family="text">
      <style:text-properties fo:font-weight="bold" officeooo:rsid="017ff2e5" style:font-weight-asian="bold" style:font-weight-complex="bold"/>
    </style:style>
    <style:style style:name="T7" style:family="text">
      <style:text-properties fo:font-weight="bold" officeooo:rsid="0180d76a" style:font-weight-asian="bold" style:font-weight-complex="bold"/>
    </style:style>
    <style:style style:name="T8" style:family="text">
      <style:text-properties fo:font-weight="bold" officeooo:rsid="01816735" style:font-weight-asian="bold" style:font-weight-complex="bold"/>
    </style:style>
    <style:style style:name="T9" style:family="text">
      <style:text-properties fo:font-weight="bold" officeooo:rsid="0182b1f5" style:font-weight-asian="bold" style:font-weight-complex="bold"/>
    </style:style>
    <style:style style:name="T10" style:family="text">
      <style:text-properties fo:font-weight="bold" officeooo:rsid="02ef9d86" style:font-weight-asian="bold" style:font-weight-complex="bold"/>
    </style:style>
    <style:style style:name="T11" style:family="text">
      <style:text-properties fo:font-weight="bold" officeooo:rsid="00de3972" style:font-weight-asian="bold" style:font-weight-complex="bold"/>
    </style:style>
    <style:style style:name="T12" style:family="text">
      <style:text-properties fo:font-weight="bold" officeooo:rsid="032d6dae" style:font-weight-asian="bold" style:font-weight-complex="bold"/>
    </style:style>
    <style:style style:name="T13" style:family="text">
      <style:text-properties fo:font-weight="bold" officeooo:rsid="03b078f7" style:font-weight-asian="bold" style:font-weight-complex="bold"/>
    </style:style>
    <style:style style:name="T14" style:family="text">
      <style:text-properties fo:font-weight="bold" officeooo:rsid="03b10cc7" style:font-weight-asian="bold" style:font-weight-complex="bold"/>
    </style:style>
    <style:style style:name="T15" style:family="text">
      <style:text-properties fo:font-weight="bold" officeooo:rsid="02772b5a" fo:background-color="#fff200" loext:char-shading-value="0" style:font-weight-asian="bold" style:font-weight-complex="bold"/>
    </style:style>
    <style:style style:name="T16" style:family="text">
      <style:text-properties fo:font-weight="bold" officeooo:rsid="003e90b4" fo:background-color="#fff200" loext:char-shading-value="0" style:font-weight-asian="bold" style:font-weight-complex="bold"/>
    </style:style>
    <style:style style:name="T17" style:family="text">
      <style:text-properties officeooo:rsid="003e90b4"/>
    </style:style>
    <style:style style:name="T18" style:family="text">
      <style:text-properties officeooo:rsid="007e89bd"/>
    </style:style>
    <style:style style:name="T19" style:family="text">
      <style:text-properties officeooo:rsid="0093e44c"/>
    </style:style>
    <style:style style:name="T20" style:family="text">
      <style:text-properties fo:font-weight="normal" style:font-weight-asian="normal" style:font-weight-complex="normal"/>
    </style:style>
    <style:style style:name="T21" style:family="text">
      <style:text-properties fo:font-weight="normal" officeooo:rsid="00c924cc" style:font-weight-asian="normal" style:font-weight-complex="normal"/>
    </style:style>
    <style:style style:name="T22" style:family="text">
      <style:text-properties fo:font-weight="normal" officeooo:rsid="00ca998c" style:font-weight-asian="normal" style:font-weight-complex="normal"/>
    </style:style>
    <style:style style:name="T23" style:family="text">
      <style:text-properties fo:font-weight="normal" officeooo:rsid="01129af4" style:font-weight-asian="normal" style:font-weight-complex="normal"/>
    </style:style>
    <style:style style:name="T24" style:family="text">
      <style:text-properties fo:font-weight="normal" officeooo:rsid="013595d4" style:font-weight-asian="normal" style:font-weight-complex="normal"/>
    </style:style>
    <style:style style:name="T25" style:family="text">
      <style:text-properties fo:font-weight="normal" officeooo:rsid="013892d9" style:font-weight-asian="normal" style:font-weight-complex="normal"/>
    </style:style>
    <style:style style:name="T26" style:family="text">
      <style:text-properties fo:font-weight="normal" officeooo:rsid="013a4bf0" style:font-weight-asian="normal" style:font-weight-complex="normal"/>
    </style:style>
    <style:style style:name="T27" style:family="text">
      <style:text-properties fo:font-weight="normal" officeooo:rsid="0298e446" style:font-weight-asian="normal" style:font-weight-complex="normal"/>
    </style:style>
    <style:style style:name="T28" style:family="text">
      <style:text-properties fo:font-weight="normal" officeooo:rsid="0299069f" style:font-weight-asian="normal" style:font-weight-complex="normal"/>
    </style:style>
    <style:style style:name="T29" style:family="text">
      <style:text-properties fo:font-weight="normal" officeooo:rsid="029adf2d" style:font-weight-asian="normal" style:font-weight-complex="normal"/>
    </style:style>
    <style:style style:name="T30" style:family="text">
      <style:text-properties fo:font-weight="normal" officeooo:rsid="02a77b27" style:font-weight-asian="normal" style:font-weight-complex="normal"/>
    </style:style>
    <style:style style:name="T31" style:family="text">
      <style:text-properties fo:font-weight="normal" officeooo:rsid="02a89849" style:font-weight-asian="normal" style:font-weight-complex="normal"/>
    </style:style>
    <style:style style:name="T32" style:family="text">
      <style:text-properties fo:font-weight="normal" officeooo:rsid="02b45a92" style:font-weight-asian="normal" style:font-weight-complex="normal"/>
    </style:style>
    <style:style style:name="T33" style:family="text">
      <style:text-properties fo:font-weight="normal" officeooo:rsid="02b6498f" style:font-weight-asian="normal" style:font-weight-complex="normal"/>
    </style:style>
    <style:style style:name="T34" style:family="text">
      <style:text-properties fo:font-weight="normal" officeooo:rsid="02ba0ef4" style:font-weight-asian="normal" style:font-weight-complex="normal"/>
    </style:style>
    <style:style style:name="T35" style:family="text">
      <style:text-properties fo:font-weight="normal" officeooo:rsid="02be4e0b" style:font-weight-asian="normal" style:font-weight-complex="normal"/>
    </style:style>
    <style:style style:name="T36" style:family="text">
      <style:text-properties fo:font-weight="normal" officeooo:rsid="02bec7bd" style:font-weight-asian="normal" style:font-weight-complex="normal"/>
    </style:style>
    <style:style style:name="T37" style:family="text">
      <style:text-properties fo:font-weight="normal" officeooo:rsid="02c0780e" style:font-weight-asian="normal" style:font-weight-complex="normal"/>
    </style:style>
    <style:style style:name="T38" style:family="text">
      <style:text-properties fo:font-weight="normal" officeooo:rsid="02c3eafd" style:font-weight-asian="normal" style:font-weight-complex="normal"/>
    </style:style>
    <style:style style:name="T39" style:family="text">
      <style:text-properties fo:font-weight="normal" officeooo:rsid="02c5ddc9" style:font-weight-asian="normal" style:font-weight-complex="normal"/>
    </style:style>
    <style:style style:name="T40" style:family="text">
      <style:text-properties fo:font-weight="normal" officeooo:rsid="02c709d7" style:font-weight-asian="normal" style:font-weight-complex="normal"/>
    </style:style>
    <style:style style:name="T41" style:family="text">
      <style:text-properties fo:font-weight="normal" officeooo:rsid="02c71469" style:font-weight-asian="normal" style:font-weight-complex="normal"/>
    </style:style>
    <style:style style:name="T42" style:family="text">
      <style:text-properties fo:font-weight="normal" officeooo:rsid="02c72a22" style:font-weight-asian="normal" style:font-weight-complex="normal"/>
    </style:style>
    <style:style style:name="T43" style:family="text">
      <style:text-properties fo:font-weight="normal" officeooo:rsid="02c7d001" style:font-weight-asian="normal" style:font-weight-complex="normal"/>
    </style:style>
    <style:style style:name="T44" style:family="text">
      <style:text-properties fo:font-weight="normal" officeooo:rsid="02c80a90" style:font-weight-asian="normal" style:font-weight-complex="normal"/>
    </style:style>
    <style:style style:name="T45" style:family="text">
      <style:text-properties fo:font-weight="normal" officeooo:rsid="02ca19b0" style:font-weight-asian="normal" style:font-weight-complex="normal"/>
    </style:style>
    <style:style style:name="T46" style:family="text">
      <style:text-properties fo:font-weight="normal" officeooo:rsid="02cb823c" style:font-weight-asian="normal" style:font-weight-complex="normal"/>
    </style:style>
    <style:style style:name="T47" style:family="text">
      <style:text-properties fo:font-weight="normal" officeooo:rsid="02d2054e" fo:background-color="transparent" loext:char-shading-value="0" style:font-weight-asian="normal" style:font-weight-complex="normal"/>
    </style:style>
    <style:style style:name="T48" style:family="text">
      <style:text-properties fo:font-weight="normal" officeooo:rsid="02d2313d" fo:background-color="transparent" loext:char-shading-value="0" style:font-weight-asian="normal" style:font-weight-complex="normal"/>
    </style:style>
    <style:style style:name="T49" style:family="text">
      <style:text-properties fo:font-weight="normal" officeooo:rsid="02d2313d" fo:background-color="#fff200" loext:char-shading-value="0" style:font-weight-asian="normal" style:font-weight-complex="normal"/>
    </style:style>
    <style:style style:name="T50" style:family="text">
      <style:text-properties officeooo:rsid="00e72741"/>
    </style:style>
    <style:style style:name="T51" style:family="text">
      <style:text-properties officeooo:rsid="00f11a99"/>
    </style:style>
    <style:style style:name="T52" style:family="text">
      <style:text-properties officeooo:rsid="01001179"/>
    </style:style>
    <style:style style:name="T53" style:family="text">
      <style:text-properties officeooo:rsid="010f20fa"/>
    </style:style>
    <style:style style:name="T54" style:family="text">
      <style:text-properties officeooo:rsid="0124c287"/>
    </style:style>
    <style:style style:name="T55" style:family="text">
      <style:text-properties officeooo:rsid="01268a3d"/>
    </style:style>
    <style:style style:name="T56" style:family="text">
      <style:text-properties officeooo:rsid="01309e8e"/>
    </style:style>
    <style:style style:name="T57" style:family="text">
      <style:text-properties officeooo:rsid="0142af3c"/>
    </style:style>
    <style:style style:name="T58" style:family="text">
      <style:text-properties officeooo:rsid="014372b9"/>
    </style:style>
    <style:style style:name="T59" style:family="text">
      <style:text-properties officeooo:rsid="0144db98"/>
    </style:style>
    <style:style style:name="T60" style:family="text">
      <style:text-properties officeooo:rsid="0146aa5a"/>
    </style:style>
    <style:style style:name="T61" style:family="text">
      <style:text-properties officeooo:rsid="015ad76e"/>
    </style:style>
    <style:style style:name="T62" style:family="text">
      <style:text-properties officeooo:rsid="0163b101"/>
    </style:style>
    <style:style style:name="T63" style:family="text">
      <style:text-properties fo:font-style="italic" style:font-style-asian="italic" style:font-style-complex="italic"/>
    </style:style>
    <style:style style:name="T64" style:family="text">
      <style:text-properties fo:font-style="italic" officeooo:rsid="0163b101" style:font-style-asian="italic" style:font-style-complex="italic"/>
    </style:style>
    <style:style style:name="T65" style:family="text">
      <style:text-properties fo:font-style="italic" officeooo:rsid="017d2ecc" style:font-style-asian="italic" style:font-style-complex="italic"/>
    </style:style>
    <style:style style:name="T66" style:family="text">
      <style:text-properties fo:font-style="italic" officeooo:rsid="0208ee8a" style:font-style-asian="italic" style:font-style-complex="italic"/>
    </style:style>
    <style:style style:name="T67" style:family="text">
      <style:text-properties fo:font-style="italic" officeooo:rsid="021eb9f4" style:font-style-asian="italic" style:font-style-complex="italic"/>
    </style:style>
    <style:style style:name="T68" style:family="text">
      <style:text-properties fo:font-style="italic" officeooo:rsid="04193215" style:font-style-asian="italic" style:font-style-complex="italic"/>
    </style:style>
    <style:style style:name="T69" style:family="text">
      <style:text-properties fo:font-style="italic" fo:font-weight="bold" officeooo:rsid="00de3972" style:font-style-asian="italic" style:font-weight-asian="bold" style:font-style-complex="italic" style:font-weight-complex="bold"/>
    </style:style>
    <style:style style:name="T70" style:family="text">
      <style:text-properties officeooo:rsid="017bae26"/>
    </style:style>
    <style:style style:name="T71" style:family="text">
      <style:text-properties officeooo:rsid="017d2ecc"/>
    </style:style>
    <style:style style:name="T72" style:family="text">
      <style:text-properties style:text-position="-33% 80%" style:text-underline-style="none" style:font-size-asian="10.5pt"/>
    </style:style>
    <style:style style:name="T73" style:family="text">
      <style:text-properties style:text-position="-33% 80%" officeooo:rsid="02dfae95"/>
    </style:style>
    <style:style style:name="T74" style:family="text">
      <style:text-properties style:text-position="0% 100%" style:text-underline-style="none" fo:font-weight="normal" officeooo:rsid="013595d4" style:font-size-asian="10.5pt" style:font-weight-asian="normal" style:font-weight-complex="normal"/>
    </style:style>
    <style:style style:name="T75" style:family="text">
      <style:text-properties style:text-position="0% 100%" style:text-underline-style="none" fo:font-weight="normal" officeooo:rsid="01ee22cf" style:font-size-asian="10.5pt" style:font-weight-asian="normal" style:font-weight-complex="normal"/>
    </style:style>
    <style:style style:name="T76" style:family="text">
      <style:text-properties style:text-position="0% 100%" officeooo:rsid="02dfae95"/>
    </style:style>
    <style:style style:name="T77" style:family="text">
      <style:text-properties style:text-position="0% 100%" fo:font-weight="normal" officeooo:rsid="013595d4" style:font-weight-asian="normal" style:font-weight-complex="normal"/>
    </style:style>
    <style:style style:name="T78" style:family="text">
      <style:text-properties style:text-position="0% 100%" fo:font-weight="normal" officeooo:rsid="02dc8f62" style:font-weight-asian="normal" style:font-weight-complex="normal"/>
    </style:style>
    <style:style style:name="T79" style:family="text">
      <style:text-properties style:text-position="0% 100%" fo:font-weight="normal" officeooo:rsid="02de95c2" style:font-weight-asian="normal" style:font-weight-complex="normal"/>
    </style:style>
    <style:style style:name="T80" style:family="text">
      <style:text-properties style:text-position="0% 100%" fo:font-weight="normal" officeooo:rsid="02dfae95" style:font-weight-asian="normal" style:font-weight-complex="normal"/>
    </style:style>
    <style:style style:name="T81" style:family="text">
      <style:text-properties style:text-position="0% 100%" fo:font-weight="normal" officeooo:rsid="02e18fa3" style:font-weight-asian="normal" style:font-weight-complex="normal"/>
    </style:style>
    <style:style style:name="T82" style:family="text">
      <style:text-properties style:text-underline-style="none" fo:font-weight="normal" officeooo:rsid="01eb93cc" style:font-size-asian="10.5pt" style:font-weight-asian="normal" style:font-weight-complex="normal"/>
    </style:style>
    <style:style style:name="T83" style:family="text">
      <style:text-properties style:text-underline-style="none" style:font-size-asian="10.5pt"/>
    </style:style>
    <style:style style:name="T84" style:family="text">
      <style:text-properties officeooo:rsid="01f78461"/>
    </style:style>
    <style:style style:name="T85" style:family="text">
      <style:text-properties officeooo:rsid="01f98298"/>
    </style:style>
    <style:style style:name="T86" style:family="text">
      <style:text-properties officeooo:rsid="02012fbf"/>
    </style:style>
    <style:style style:name="T87" style:family="text">
      <style:text-properties officeooo:rsid="0203ed97"/>
    </style:style>
    <style:style style:name="T88" style:family="text">
      <style:text-properties officeooo:rsid="02044964"/>
    </style:style>
    <style:style style:name="T89" style:family="text">
      <style:text-properties officeooo:rsid="0204d9bd"/>
    </style:style>
    <style:style style:name="T90" style:family="text">
      <style:text-properties officeooo:rsid="0208ee8a"/>
    </style:style>
    <style:style style:name="T91" style:family="text">
      <style:text-properties officeooo:rsid="021eb9f4"/>
    </style:style>
    <style:style style:name="T92" style:family="text">
      <style:text-properties officeooo:rsid="02772b5a"/>
    </style:style>
    <style:style style:name="T93" style:family="text">
      <style:text-properties officeooo:rsid="028e9832"/>
    </style:style>
    <style:style style:name="T94" style:family="text">
      <style:text-properties officeooo:rsid="029002b0"/>
    </style:style>
    <style:style style:name="T95" style:family="text">
      <style:text-properties officeooo:rsid="02911a4d"/>
    </style:style>
    <style:style style:name="T96" style:family="text">
      <style:text-properties style:font-name="Liberation Serif" fo:font-weight="normal" officeooo:rsid="0299069f" style:font-weight-asian="normal" style:font-weight-complex="normal"/>
    </style:style>
    <style:style style:name="T97" style:family="text">
      <style:text-properties style:font-name="Liberation Serif" fo:font-weight="normal" officeooo:rsid="02ba0ef4" style:font-weight-asian="normal" style:font-weight-complex="normal"/>
    </style:style>
    <style:style style:name="T98" style:family="text">
      <style:text-properties style:font-name="Liberation Serif" fo:font-size="12pt" fo:font-weight="normal" officeooo:rsid="0299069f" style:font-weight-asian="normal" style:font-weight-complex="normal"/>
    </style:style>
    <style:style style:name="T99" style:family="text">
      <style:text-properties style:font-name="Liberation Serif" fo:font-size="12pt" fo:font-weight="normal" officeooo:rsid="02d2313d" fo:background-color="transparent" loext:char-shading-value="0" style:font-size-asian="12pt" style:font-weight-asian="normal" style:font-size-complex="12pt" style:font-weight-complex="normal"/>
    </style:style>
    <style:style style:name="T100" style:family="text">
      <style:text-properties style:font-name="Liberation Serif" fo:font-size="12pt" fo:font-weight="normal" officeooo:rsid="03097cfa" fo:background-color="transparent" loext:char-shading-value="0" style:font-size-asian="12pt" style:font-weight-asian="normal" style:font-size-complex="12pt" style:font-weight-complex="normal"/>
    </style:style>
    <style:style style:name="T101" style:family="text">
      <style:text-properties style:font-name="Liberation Serif" fo:font-size="12pt" fo:font-weight="normal" officeooo:rsid="030277b0" fo:background-color="transparent" loext:char-shading-value="0" style:font-size-asian="12pt" style:font-weight-asian="normal" style:font-size-complex="12pt" style:font-weight-complex="normal"/>
    </style:style>
    <style:style style:name="T102" style:family="text">
      <style:text-properties style:font-name="Liberation Serif" fo:font-size="12pt" fo:font-weight="normal" officeooo:rsid="030082ce" fo:background-color="transparent" loext:char-shading-value="0" style:font-size-asian="12pt" style:font-weight-asian="normal" style:font-size-complex="12pt" style:font-weight-complex="normal"/>
    </style:style>
    <style:style style:name="T103" style:family="text">
      <style:text-properties style:font-name="Liberation Serif" fo:font-size="12pt" fo:font-weight="normal" officeooo:rsid="0302f15d" fo:background-color="transparent" loext:char-shading-value="0" style:font-size-asian="12pt" style:font-weight-asian="normal" style:font-size-complex="12pt" style:font-weight-complex="normal"/>
    </style:style>
    <style:style style:name="T104" style:family="text">
      <style:text-properties style:font-name="Liberation Serif" fo:font-size="12pt" fo:font-weight="normal" officeooo:rsid="030313d4" fo:background-color="transparent" loext:char-shading-value="0" style:font-size-asian="12pt" style:font-weight-asian="normal" style:font-size-complex="12pt" style:font-weight-complex="normal"/>
    </style:style>
    <style:style style:name="T105" style:family="text">
      <style:text-properties style:font-name="Liberation Serif" fo:font-size="12pt" fo:font-weight="normal" officeooo:rsid="030bf4d1" fo:background-color="transparent" loext:char-shading-value="0" style:font-size-asian="12pt" style:font-weight-asian="normal" style:font-size-complex="12pt" style:font-weight-complex="normal"/>
    </style:style>
    <style:style style:name="T106" style:family="text">
      <style:text-properties style:font-name="Liberation Serif" fo:font-size="12pt" fo:font-weight="normal" officeooo:rsid="030e8c96" fo:background-color="transparent" loext:char-shading-value="0" style:font-size-asian="12pt" style:font-weight-asian="normal" style:font-size-complex="12pt" style:font-weight-complex="normal"/>
    </style:style>
    <style:style style:name="T107" style:family="text">
      <style:text-properties style:font-name="Liberation Serif" fo:font-size="12pt" fo:font-weight="normal" officeooo:rsid="03108539" fo:background-color="transparent" loext:char-shading-value="0" style:font-size-asian="12pt" style:font-weight-asian="normal" style:font-size-complex="12pt" style:font-weight-complex="normal"/>
    </style:style>
    <style:style style:name="T108" style:family="text">
      <style:text-properties style:font-name="Liberation Serif" fo:font-size="12pt" fo:font-weight="normal" officeooo:rsid="0311fe30" fo:background-color="transparent" loext:char-shading-value="0" style:font-size-asian="12pt" style:font-weight-asian="normal" style:font-size-complex="12pt" style:font-weight-complex="normal"/>
    </style:style>
    <style:style style:name="T109" style:family="text">
      <style:text-properties style:font-name="Liberation Serif" fo:font-size="12pt" fo:font-weight="normal" officeooo:rsid="031375f8" fo:background-color="transparent" loext:char-shading-value="0" style:font-size-asian="12pt" style:font-weight-asian="normal" style:font-size-complex="12pt" style:font-weight-complex="normal"/>
    </style:style>
    <style:style style:name="T110" style:family="text">
      <style:text-properties style:font-name="Liberation Serif" fo:font-size="12pt" fo:font-weight="normal" officeooo:rsid="03154d46" fo:background-color="transparent" loext:char-shading-value="0" style:font-size-asian="12pt" style:font-weight-asian="normal" style:font-size-complex="12pt" style:font-weight-complex="normal"/>
    </style:style>
    <style:style style:name="T111" style:family="text">
      <style:text-properties style:font-name="Liberation Serif" fo:font-size="12pt" fo:font-weight="normal" officeooo:rsid="03168049" fo:background-color="transparent" loext:char-shading-value="0" style:font-size-asian="12pt" style:font-weight-asian="normal" style:font-size-complex="12pt" style:font-weight-complex="normal"/>
    </style:style>
    <style:style style:name="T112" style:family="text">
      <style:text-properties style:font-name="Liberation Serif" fo:font-size="12pt" fo:font-weight="normal" officeooo:rsid="031859d7" fo:background-color="transparent" loext:char-shading-value="0" style:font-size-asian="12pt" style:font-weight-asian="normal" style:font-size-complex="12pt" style:font-weight-complex="normal"/>
    </style:style>
    <style:style style:name="T113" style:family="text">
      <style:text-properties style:font-name="Liberation Serif" fo:font-size="12pt" officeooo:rsid="015ad76e" style:font-size-asian="12pt" style:font-size-complex="12pt"/>
    </style:style>
    <style:style style:name="T114" style:family="text">
      <style:text-properties style:font-name="Liberation Serif" fo:font-size="12pt" officeooo:rsid="02d2313d" style:font-size-asian="12pt" style:font-size-complex="12pt"/>
    </style:style>
    <style:style style:name="T115" style:family="text">
      <style:text-properties style:font-name="Liberation Serif" fo:font-size="12pt" officeooo:rsid="030cc009" style:font-size-asian="12pt" style:font-size-complex="12pt"/>
    </style:style>
    <style:style style:name="T116" style:family="text">
      <style:text-properties style:font-name="Liberation Serif" fo:font-size="12pt" officeooo:rsid="030db352" style:font-size-asian="12pt" style:font-size-complex="12pt"/>
    </style:style>
    <style:style style:name="T117" style:family="text">
      <style:text-properties style:font-name="Liberation Serif" fo:font-size="12pt" officeooo:rsid="031859d7" style:font-size-asian="12pt" style:font-size-complex="12pt"/>
    </style:style>
    <style:style style:name="T118" style:family="text">
      <style:text-properties style:font-name="Liberation Serif" fo:font-size="12pt" officeooo:rsid="029607ed" style:font-size-asian="12pt" style:font-size-complex="12pt"/>
    </style:style>
    <style:style style:name="T119" style:family="text">
      <style:text-properties style:font-name="Liberation Serif" fo:font-size="12pt" officeooo:rsid="03344bc8" style:font-size-asian="12pt" style:font-size-complex="12pt"/>
    </style:style>
    <style:style style:name="T120" style:family="text">
      <style:text-properties style:font-name="Liberation Serif" fo:font-size="12pt" officeooo:rsid="03356136" style:font-size-asian="12pt" style:font-size-complex="12pt"/>
    </style:style>
    <style:style style:name="T121" style:family="text">
      <style:text-properties style:font-name="Liberation Serif" fo:font-size="12pt" officeooo:rsid="0339a8c9" style:font-size-asian="12pt" style:font-size-complex="12pt"/>
    </style:style>
    <style:style style:name="T122" style:family="text">
      <style:text-properties style:font-name="Liberation Serif" fo:font-size="12pt" officeooo:rsid="0388245f" style:font-size-asian="12pt" style:font-size-complex="12pt"/>
    </style:style>
    <style:style style:name="T123" style:family="text">
      <style:text-properties style:font-name="Liberation Serif" fo:font-size="12pt" officeooo:rsid="03931706" style:font-size-asian="12pt" style:font-size-complex="12pt"/>
    </style:style>
    <style:style style:name="T124" style:family="text">
      <style:text-properties style:font-name="Liberation Serif" fo:font-size="12pt" officeooo:rsid="0415b896" style:font-size-asian="12pt" style:font-size-complex="12pt"/>
    </style:style>
    <style:style style:name="T125" style:family="text">
      <style:text-properties style:font-name="Liberation Serif" fo:font-size="12pt" fo:font-weight="bold" officeooo:rsid="030db352" fo:background-color="#fff200" loext:char-shading-value="0" style:font-size-asian="12pt" style:font-weight-asian="bold" style:font-size-complex="12pt" style:font-weight-complex="bold"/>
    </style:style>
    <style:style style:name="T126" style:family="text">
      <style:text-properties style:font-name="Liberation Serif" fo:font-size="12pt" fo:font-weight="bold" officeooo:rsid="030e8c96" fo:background-color="#fff200" loext:char-shading-value="0" style:font-size-asian="12pt" style:font-weight-asian="bold" style:font-size-complex="12pt" style:font-weight-complex="bold"/>
    </style:style>
    <style:style style:name="T127" style:family="text">
      <style:text-properties style:font-name="Liberation Serif" fo:font-size="12pt" fo:font-weight="bold" officeooo:rsid="031375f8" fo:background-color="#fff200" loext:char-shading-value="0" style:font-size-asian="12pt" style:font-weight-asian="bold" style:font-size-complex="12pt" style:font-weight-complex="bold"/>
    </style:style>
    <style:style style:name="T128" style:family="text">
      <style:text-properties officeooo:rsid="013595d4"/>
    </style:style>
    <style:style style:name="T129" style:family="text">
      <style:text-properties fo:background-color="#fff200" loext:char-shading-value="0"/>
    </style:style>
    <style:style style:name="T130" style:family="text">
      <style:text-properties officeooo:rsid="032b7d08"/>
    </style:style>
    <style:style style:name="T131" style:family="text">
      <style:text-properties officeooo:rsid="032ba6fa"/>
    </style:style>
    <style:style style:name="T132" style:family="text">
      <style:text-properties officeooo:rsid="032d6dae"/>
    </style:style>
    <style:style style:name="T133" style:family="text">
      <style:text-properties officeooo:rsid="032d9da6"/>
    </style:style>
    <style:style style:name="T134" style:family="text">
      <style:text-properties officeooo:rsid="03303deb"/>
    </style:style>
    <style:style style:name="T135" style:family="text">
      <style:text-properties officeooo:rsid="0331c1c9"/>
    </style:style>
    <style:style style:name="T136" style:family="text">
      <style:text-properties fo:font-size="12pt" fo:font-weight="normal" officeooo:rsid="03911e43" style:font-size-asian="12pt" style:font-weight-asian="normal" style:font-size-complex="12pt" style:font-weight-complex="normal"/>
    </style:style>
    <style:style style:name="T137" style:family="text">
      <style:text-properties fo:font-size="12pt" fo:font-weight="normal" officeooo:rsid="03b56226" style:font-size-asian="12pt" style:font-weight-asian="normal" style:font-size-complex="12pt" style:font-weight-complex="normal"/>
    </style:style>
    <style:style style:name="T138" style:family="text">
      <style:text-properties fo:font-size="12pt" fo:font-weight="normal" officeooo:rsid="03c0b619" style:font-size-asian="12pt" style:font-weight-asian="normal" style:font-size-complex="12pt" style:font-weight-complex="normal"/>
    </style:style>
    <style:style style:name="T139" style:family="text">
      <style:text-properties fo:font-size="12pt" fo:font-weight="normal" officeooo:rsid="03c13ef8" style:font-size-asian="12pt" style:font-weight-asian="normal" style:font-size-complex="12pt" style:font-weight-complex="normal"/>
    </style:style>
    <style:style style:name="T140" style:family="text">
      <style:text-properties fo:font-size="12pt" fo:font-weight="normal" officeooo:rsid="03c405e2" style:font-size-asian="12pt" style:font-weight-asian="normal" style:font-size-complex="12pt" style:font-weight-complex="normal"/>
    </style:style>
    <style:style style:name="T141" style:family="text">
      <style:text-properties officeooo:rsid="03369807"/>
    </style:style>
    <style:style style:name="T142" style:family="text">
      <style:text-properties officeooo:rsid="03389134"/>
    </style:style>
    <style:style style:name="T143" style:family="text">
      <style:text-properties officeooo:rsid="035aa5db"/>
    </style:style>
    <style:style style:name="T144" style:family="text">
      <style:text-properties officeooo:rsid="035c3923"/>
    </style:style>
    <style:style style:name="T145" style:family="text">
      <style:text-properties officeooo:rsid="0361587a"/>
    </style:style>
    <style:style style:name="T146"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147" style:family="text">
      <style:text-properties fo:color="#000000" style:text-outline="false" style:text-line-through-style="none" style:text-line-through-type="none" style:font-name="Liberation Serif" fo:font-size="12pt" fo:font-style="normal" fo:text-shadow="none" style:text-underline-style="none" fo:font-weight="normal" officeooo:rsid="0389af93" style:font-size-asian="12pt" style:font-style-asian="normal" style:font-weight-asian="normal" style:font-size-complex="12pt" style:text-emphasize="none"/>
    </style:style>
    <style:style style:name="T148" style:family="text">
      <style:text-properties fo:color="#000000" style:text-outline="false" style:text-line-through-style="none" style:text-line-through-type="none" style:font-name="Liberation Serif" fo:font-size="12pt" fo:font-style="normal" fo:text-shadow="none" style:text-underline-style="none" fo:font-weight="normal" officeooo:rsid="03730a02" style:font-size-asian="12pt" style:font-style-asian="normal" style:font-weight-asian="normal" style:font-size-complex="12pt" style:text-emphasize="none"/>
    </style:style>
    <style:style style:name="T149" style:family="text">
      <style:text-properties fo:color="#000000" style:text-outline="false" style:text-line-through-style="none" style:text-line-through-type="none" style:font-name="Liberation Serif" fo:font-size="12pt" fo:font-style="normal" fo:text-shadow="none" style:text-underline-style="none" fo:font-weight="normal" officeooo:rsid="038ac52a" style:font-size-asian="12pt" style:font-style-asian="normal" style:font-weight-asian="normal" style:font-size-complex="12pt" style:text-emphasize="none"/>
    </style:style>
    <style:style style:name="T150" style:family="text">
      <style:text-properties fo:color="#000000" style:text-outline="false" style:text-line-through-style="none" style:text-line-through-type="none" style:font-name="Liberation Serif" fo:font-size="12pt" fo:font-style="normal" fo:text-shadow="none" style:text-underline-style="none" fo:font-weight="normal" officeooo:rsid="037493b9" style:font-size-asian="12pt" style:font-style-asian="normal" style:font-weight-asian="normal" style:font-size-complex="12pt" style:text-emphasize="none"/>
    </style:style>
    <style:style style:name="T151" style:family="text">
      <style:text-properties fo:color="#000000" style:text-outline="false" style:text-line-through-style="none" style:text-line-through-type="none" style:font-name="Liberation Serif" fo:font-size="12pt" fo:font-style="normal" fo:text-shadow="none" style:text-underline-style="none" fo:font-weight="normal" officeooo:rsid="038c57a8" style:font-size-asian="12pt" style:font-style-asian="normal" style:font-weight-asian="normal" style:font-size-complex="12pt" style:text-emphasize="none"/>
    </style:style>
    <style:style style:name="T152" style:family="text">
      <style:text-properties fo:color="#000000" style:text-outline="false" style:text-line-through-style="none" style:text-line-through-type="none" style:font-name="Liberation Serif" fo:font-size="12pt" fo:font-style="normal" fo:text-shadow="none" style:text-underline-style="none" fo:font-weight="normal" officeooo:rsid="0375302b" style:font-size-asian="12pt" style:font-style-asian="normal" style:font-weight-asian="normal" style:font-size-complex="12pt" style:text-emphasize="none"/>
    </style:style>
    <style:style style:name="T153" style:family="text">
      <style:text-properties fo:color="#000000" style:text-outline="false" style:text-line-through-style="none" style:text-line-through-type="none" style:font-name="Liberation Serif" fo:font-size="12pt" fo:font-style="normal" fo:text-shadow="none" style:text-underline-style="none" fo:font-weight="normal" officeooo:rsid="038b530c" style:font-size-asian="12pt" style:font-style-asian="normal" style:font-weight-asian="normal" style:font-size-complex="12pt" style:text-emphasize="none"/>
    </style:style>
    <style:style style:name="T154" style:family="text">
      <style:text-properties fo:color="#000000" style:text-outline="false" style:text-line-through-style="none" style:text-line-through-type="none" style:font-name="Liberation Serif" fo:font-size="12pt" fo:font-style="normal" fo:text-shadow="none" style:text-underline-style="none" fo:font-weight="normal" officeooo:rsid="039418a9" style:font-size-asian="12pt" style:font-style-asian="normal" style:font-weight-asian="normal" style:font-size-complex="12pt" style:text-emphasize="none"/>
    </style:style>
    <style:style style:name="T155" style:family="text">
      <style:text-properties fo:color="#000000" style:text-outline="false" style:text-line-through-style="none" style:text-line-through-type="none" style:font-name="Liberation Serif" fo:font-size="12pt" fo:font-style="normal" fo:text-shadow="none" style:text-underline-style="none" fo:font-weight="normal" officeooo:rsid="00ca998c" fo:background-color="transparent" loext:char-shading-value="0" style:font-size-asian="12pt" style:font-style-asian="normal" style:font-weight-asian="normal" style:font-size-complex="12pt" style:font-weight-complex="normal" style:text-emphasize="none"/>
    </style:style>
    <style:style style:name="T156" style:family="text">
      <style:text-properties fo:color="#000000" style:text-outline="false" style:text-line-through-style="none" style:text-line-through-type="none" fo:font-style="normal" fo:text-shadow="none" style:text-underline-style="none" fo:font-weight="normal" officeooo:rsid="036ced5e" style:font-style-asian="normal" style:font-weight-asian="normal" style:text-emphasize="none"/>
    </style:style>
    <style:style style:name="T157" style:family="text">
      <style:text-properties fo:color="#000000" style:text-outline="false" style:text-line-through-style="none" style:text-line-through-type="none" fo:font-style="normal" fo:text-shadow="none" style:text-underline-style="none" fo:font-weight="normal" officeooo:rsid="036e7763" style:font-style-asian="normal" style:font-weight-asian="normal" style:text-emphasize="none"/>
    </style:style>
    <style:style style:name="T158" style:family="text">
      <style:text-properties fo:color="#000000" style:text-outline="false" style:text-line-through-style="none" style:text-line-through-type="none" fo:font-style="normal" fo:text-shadow="none" style:text-underline-style="none" fo:font-weight="normal" officeooo:rsid="03797537" style:font-style-asian="normal" style:font-weight-asian="normal" style:text-emphasize="none"/>
    </style:style>
    <style:style style:name="T159" style:family="text">
      <style:text-properties fo:color="#000000" style:text-outline="false" style:text-line-through-style="none" style:text-line-through-type="none" fo:font-style="normal" fo:text-shadow="none" style:text-underline-style="none" fo:font-weight="normal" officeooo:rsid="0087cb4e" style:font-style-asian="normal" style:font-weight-asian="normal" style:text-emphasize="none"/>
    </style:style>
    <style:style style:name="T160" style:family="text">
      <style:text-properties fo:color="#000000" style:text-outline="false" style:text-line-through-style="none" style:text-line-through-type="none" fo:font-style="normal" fo:text-shadow="none" style:text-underline-style="none" fo:font-weight="normal" officeooo:rsid="03798230" style:font-style-asian="normal" style:font-weight-asian="normal" style:text-emphasize="none"/>
    </style:style>
    <style:style style:name="T161" style:family="text">
      <style:text-properties fo:color="#000000" style:text-outline="false" style:text-line-through-style="none" style:text-line-through-type="none" fo:font-style="normal" fo:text-shadow="none" style:text-underline-style="none" fo:font-weight="normal" officeooo:rsid="0381b2a1" style:font-style-asian="normal" style:font-weight-asian="normal" style:text-emphasize="none"/>
    </style:style>
    <style:style style:name="T162" style:family="text">
      <style:text-properties fo:color="#000000" style:text-outline="false" style:text-line-through-style="none" style:text-line-through-type="none" fo:font-style="normal" fo:text-shadow="none" style:text-underline-style="none" fo:font-weight="normal" officeooo:rsid="03944235" style:font-style-asian="normal" style:font-weight-asian="normal" style:text-emphasize="none"/>
    </style:style>
    <style:style style:name="T163" style:family="text">
      <style:text-properties fo:color="#000000" style:text-outline="false" style:text-line-through-style="none" style:text-line-through-type="none" fo:font-style="normal" fo:text-shadow="none" style:text-underline-style="none" fo:font-weight="normal" officeooo:rsid="0394c45c" style:font-style-asian="normal" style:font-weight-asian="normal" style:text-emphasize="none"/>
    </style:style>
    <style:style style:name="T164" style:family="text">
      <style:text-properties fo:color="#000000" style:text-outline="false" style:text-line-through-style="none" style:text-line-through-type="none" fo:font-style="normal" fo:text-shadow="none" style:text-underline-style="none" fo:font-weight="normal" officeooo:rsid="039f9a9d" style:font-style-asian="normal" style:font-weight-asian="normal" style:text-emphasize="none"/>
    </style:style>
    <style:style style:name="T165" style:family="text">
      <style:text-properties fo:color="#000000" style:text-outline="false" style:text-line-through-style="none" style:text-line-through-type="none" fo:font-style="normal" fo:text-shadow="none" style:text-underline-style="none" fo:font-weight="normal" officeooo:rsid="03a075aa" style:font-style-asian="normal" style:font-weight-asian="normal" style:text-emphasize="none"/>
    </style:style>
    <style:style style:name="T166" style:family="text">
      <style:text-properties fo:color="#000000" style:text-outline="false" style:text-line-through-style="none" style:text-line-through-type="none" fo:font-style="normal" fo:text-shadow="none" style:text-underline-style="none" fo:font-weight="normal" officeooo:rsid="03a50fa7" style:font-style-asian="normal" style:font-weight-asian="normal" style:text-emphasize="none"/>
    </style:style>
    <style:style style:name="T167" style:family="text">
      <style:text-properties fo:color="#000000" style:text-outline="false" style:text-line-through-style="none" style:text-line-through-type="none" fo:font-style="normal" fo:text-shadow="none" style:text-underline-style="none" fo:font-weight="normal" officeooo:rsid="03aae796" style:font-style-asian="normal" style:font-weight-asian="normal" style:text-emphasize="none"/>
    </style:style>
    <style:style style:name="T168" style:family="text">
      <style:text-properties fo:color="#000000" style:text-outline="false" style:text-line-through-style="none" style:text-line-through-type="none" fo:font-style="normal" fo:text-shadow="none" style:text-underline-style="none" fo:font-weight="normal" officeooo:rsid="03adb814" style:font-style-asian="normal" style:font-weight-asian="normal" style:text-emphasize="none"/>
    </style:style>
    <style:style style:name="T169" style:family="text">
      <style:text-properties fo:color="#000000" style:text-outline="false" style:text-line-through-style="none" style:text-line-through-type="none" fo:font-style="normal" fo:text-shadow="none" style:text-underline-style="none" fo:font-weight="normal" officeooo:rsid="00890d98" style:font-style-asian="normal" style:font-weight-asian="normal" style:font-weight-complex="normal" style:text-emphasize="none"/>
    </style:style>
    <style:style style:name="T170" style:family="text">
      <style:text-properties fo:color="#000000" style:text-outline="false" style:text-line-through-style="none" style:text-line-through-type="none" fo:font-style="normal" fo:text-shadow="none" style:text-underline-style="none" fo:font-weight="normal" officeooo:rsid="037a4d86" style:font-style-asian="normal" style:font-weight-asian="normal" style:font-weight-complex="normal" style:text-emphasize="none"/>
    </style:style>
    <style:style style:name="T171" style:family="text">
      <style:text-properties fo:color="#000000" style:text-outline="false" style:text-line-through-style="none" style:text-line-through-type="none" fo:font-style="normal" fo:text-shadow="none" style:text-underline-style="none" fo:font-weight="normal" officeooo:rsid="0381b2a1" style:font-style-asian="normal" style:font-weight-asian="normal" style:font-weight-complex="normal" style:text-emphasize="none"/>
    </style:style>
    <style:style style:name="T172" style:family="text">
      <style:text-properties officeooo:rsid="03911e43"/>
    </style:style>
    <style:style style:name="T173" style:family="text">
      <style:text-properties officeooo:rsid="03a50fa7"/>
    </style:style>
    <style:style style:name="T174" style:family="text">
      <style:text-properties officeooo:rsid="03a6bd53"/>
    </style:style>
    <style:style style:name="T175" style:family="text">
      <style:text-properties officeooo:rsid="03a83dba"/>
    </style:style>
    <style:style style:name="T176" style:family="text">
      <style:text-properties officeooo:rsid="03a96490"/>
    </style:style>
    <style:style style:name="T177" style:family="text">
      <style:text-properties officeooo:rsid="03a9ebb4"/>
    </style:style>
    <style:style style:name="T178" style:family="text">
      <style:text-properties officeooo:rsid="00806192"/>
    </style:style>
    <style:style style:name="T179" style:family="text">
      <style:text-properties officeooo:rsid="03bac734"/>
    </style:style>
    <style:style style:name="T180" style:family="text">
      <style:text-properties officeooo:rsid="03c0b619"/>
    </style:style>
    <style:style style:name="T181" style:family="text">
      <style:text-properties officeooo:rsid="03c2e132"/>
    </style:style>
    <style:style style:name="T182" style:family="text">
      <style:text-properties officeooo:rsid="03c7608f"/>
    </style:style>
    <style:style style:name="T183" style:family="text">
      <style:text-properties officeooo:rsid="03ca6882"/>
    </style:style>
    <style:style style:name="T184" style:family="text">
      <style:text-properties officeooo:rsid="03cb9519"/>
    </style:style>
    <style:style style:name="T185" style:family="text">
      <style:text-properties officeooo:rsid="03cbde09"/>
    </style:style>
    <style:style style:name="T186" style:family="text">
      <style:text-properties officeooo:rsid="03cc3b4a"/>
    </style:style>
    <style:style style:name="T187" style:family="text">
      <style:text-properties officeooo:rsid="03d18269"/>
    </style:style>
    <style:style style:name="T188" style:family="text">
      <style:text-properties officeooo:rsid="03d322aa"/>
    </style:style>
    <style:style style:name="T189" style:family="text">
      <style:text-properties officeooo:rsid="03d9b4aa"/>
    </style:style>
    <style:style style:name="T190" style:family="text">
      <style:text-properties officeooo:rsid="03df9310"/>
    </style:style>
    <style:style style:name="T191" style:family="text">
      <style:text-properties officeooo:rsid="0409de7a"/>
    </style:style>
    <style:style style:name="T192" style:family="text">
      <style:text-properties officeooo:rsid="040e077f"/>
    </style:style>
    <style:style style:name="T193" style:family="text">
      <style:text-properties officeooo:rsid="04101042"/>
    </style:style>
    <style:style style:name="T194" style:family="text">
      <style:text-properties officeooo:rsid="04118445"/>
    </style:style>
    <style:style style:name="T195" style:family="text">
      <style:text-properties officeooo:rsid="041259d8"/>
    </style:style>
    <style:style style:name="T196" style:family="text">
      <style:text-properties officeooo:rsid="0412935a"/>
    </style:style>
    <style:style style:name="T197" style:family="text">
      <style:text-properties officeooo:rsid="04178520"/>
    </style:style>
    <style:style style:name="T198" style:family="text">
      <style:text-properties officeooo:rsid="00ca998c"/>
    </style:style>
    <style:style style:name="T199" style:family="text">
      <style:text-properties officeooo:rsid="04193215"/>
    </style:style>
    <style:style style:name="T200" style:family="text">
      <style:text-properties officeooo:rsid="041e7e2f"/>
    </style:style>
    <style:style style:name="T201" style:family="text">
      <style:text-properties officeooo:rsid="041ec11f"/>
    </style:style>
    <style:style style:name="T202" style:family="text">
      <style:text-properties fo:font-size="10pt" officeooo:rsid="01309e8e" style:font-size-asian="10pt" style:font-size-complex="10pt"/>
    </style:style>
    <style:style style:name="T203" style:family="text">
      <style:text-properties officeooo:rsid="042787e8"/>
    </style:style>
    <style:style style:name="T204" style:family="text">
      <style:text-properties officeooo:rsid="04287c2b"/>
    </style:style>
    <style:style style:name="T205" style:family="text">
      <style:text-properties officeooo:rsid="04378d2d"/>
    </style:style>
    <style:style style:name="T206" style:family="text">
      <style:text-properties officeooo:rsid="043df5ed"/>
    </style:style>
    <style:style style:name="T207" style:family="text">
      <style:text-properties fo:language="en" fo:country="US" officeooo:rsid="043df5ed"/>
    </style:style>
    <style:style style:name="T208" style:family="text">
      <style:text-properties style:font-name="Trebuchet MS"/>
    </style:style>
    <style:style style:name="T209" style:family="text">
      <style:text-properties style:font-name="Trebuchet MS" officeooo:rsid="04378d2d"/>
    </style:style>
    <style:style style:name="T210" style:family="text">
      <style:text-properties style:font-name="Courier New"/>
    </style:style>
    <style:style style:name="T211" style:family="text">
      <style:text-properties style:font-name="Liberation Serif" officeooo:rsid="04378d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ntroduzione</text:p>
      <text:p text:style-name="P44"/>
      <text:p text:style-name="P39"><text:span text:style-name="T62">L’obiettivo di questa relazione è documentare l’implementazione di un modello a effetti misti (</text:span><text:span text:style-name="T64">Linear Mixed effects Model</text:span><text:span text:style-name="T62">, LMM) per la stima del pm10 giornaliero in Italia nel corso del 2015 tramite l’uso di variabili (</text:span><text:span text:style-name="T64">predittori</text:span><text:span text:style-name="T62">) spaziali e spazio-temporali (sinteticamente, spazio-temporali da qui in avanti nel testo). Il modello statistico LMM di riferimento è quello descritto da Stafoggia et al. (2017) in cui il giorno giuliano di osservazione del dato e la regione di appartenenza delle centraline svolgono il ruolo di “</text:span><text:span text:style-name="T65">random effects</text:span><text:span text:style-name="T71">”. </text:span></text:p>
      <text:p text:style-name="P40">Qui di seguito ci si limita a <text:span text:style-name="T84">fornire una spiegazione intuitiva/discorsiva del modello utilizzato</text:span>. <text:span text:style-name="T85">Una descrizione rigorosa della teoria dei modelli a effetti misti è quella di Galecki e Burzykowski (2013), mentre l’applicazione dei modelli LMM nel campo dell’ecologia è descritto nel testo di </text:span>Zuur et al. (2009). </text:p>
      <text:p text:style-name="P142"><text:span text:style-name="T88">Nel modello oggetto di studio l</text:span>a variabilità nel tempo e nello spazio del pm10 <text:span text:style-name="T89">viene</text:span> spiegata mediante un insieme di variabili spaziali (quali ad esempio, la vicinanza <text:span text:style-name="T86">di una stazione di monitoraggio</text:span> dalla linea di costa) e spazio-temporali (principalmente variabili meteo-climatiche <text:span text:style-name="T87">quali la temperatura media giornaliera a 2 metri o la pressione di superficie</text:span>). <text:span text:style-name="T90">Queste variabili rappresentano gli effetti fissi del modello (</text:span><text:span text:style-name="T66">fixed effects</text:span><text:span text:style-name="T90">), ovvero le variabili di interesse di cui interessa stimare l’effetto sulla variazione del pm10. Il giorno giuliano di osservazione e la regione di appartenenza della centralina costituiscono invece i “</text:span><text:span text:style-name="T66">random effects</text:span><text:span text:style-name="T90">” del modello: l’idea è che queste due variabili contribuiscano alla variabilità giornaliera del pm10, ma il loro effetto non sia oggetto di interesse per il ricercatore (ad esempio, è di dubbio di interesse stimare l’effetto che può avere l’appartenenza di una stazione alla <text:s/>regione Sardegna piuttosto che alla regione Valle d’Aosta)</text:span>. <text:span text:style-name="T200">Per una definizione di effetti “fissi” e “random”</text:span> <text:span text:style-name="T201">si veda la pagina web https://bbolker.github.io/mixedmodels-misc/glmmFAQ.html.</text:span></text:p>
      <text:p text:style-name="P42"><text:span text:style-name="T91">Dal punto di vista teorico l’idea di base di un modello LMM è che gli effetti non-fissi rappresentino un sottoinsieme casuale (</text:span><text:span text:style-name="T67">random</text:span><text:span text:style-name="T91">) di un popolazione più grande. Proprio per questo motivo, i </text:span><text:span text:style-name="T67">random effects</text:span><text:span text:style-name="T91"> non sono oggetto di interesse dell’analisi: l’output di un modello a effetti misti (ad esempio l’output restituito dalle funzioni lmer del pacchetto R lme4 e lme del pacchetto R nlme) include, oltre a una stima degli effetti fissi, una stima della variabilità delle osservazioni dovuta agli effetti </text:span><text:span text:style-name="T67">random</text:span><text:span text:style-name="T91"> (ad esempio, la variabilità del pm10 tra le regioni), ma nessuna stima degli effetti random. Questo equivale anche a dire che il modello LMM è un modello più parsimonioso rispetto a un modello ipotetico in cui l’effetto regione venisse introdotto come effetto fisso (mediante una variabile categorica). <text:s/>Un tale modello richiederebbe la stima di 19 parametri (pari al numero delle regioni italiane meno uno). Di contro, il modello LMM richiede la stima di un unico parametro, la variabilità delle osservazioni dovuta all’effetto random regione.</text:span></text:p>
      <text:p text:style-name="P46">L’aspetto più interessante del modello LMM qui considerato è che permette di tener conto (almeno in parte) della correlazione che caratterizza i dati osservati di pm10 per il fatto di essere stati osservati in uno stesso giorno o per il fatto di provenire da stazioni di monitoraggio di una stessa regione. Tener conto di questa correlazione è fondamentale per una corretta interpretazione dell’output del modello. Trattandosi un modello di regressione lineare, i residui di un modello LMM devono infatti soddisfare le ipotesi classiche di: 1) normalità; omoschedasticità (varianza costante); 3) incorrelazione. In un modello spazio-temporale, incorrelazione equivale a dire che i risultati debbono essere incorrelati nel tempo e nello spazio.</text:p>
      <text:p text:style-name="P41"/>
      <text:p text:style-name="P61"/>
      <text:p text:style-name="P6"/>
      <text:p text:style-name="P22"><text:span text:style-name="T70">Dati giornarieli del </text:span>PM10</text:p>
      <text:p text:style-name="P6"/>
      <text:p text:style-name="P37"/>
      <text:p text:style-name="P57"><text:span text:style-name="T5">I dati </text:span><text:span text:style-name="T6">giornalier</text:span><text:span text:style-name="T8">i</text:span><text:span text:style-name="T6"> </text:span><text:span text:style-name="T5">di pm10 sono stati estratti dal database Info-ARIA?? dell’ISPRA. I dati sono stati sottoposti a controlli di qualità .. </text:span><text:span text:style-name="T7">DESCRIZIONE DATI pm10. </text:span><text:span text:style-name="T9">Hanno una risoluzione temporale...sono stati aggregati a livello giornaliero etc etc. </text:span><text:span text:style-name="T10">Dati rete AERONET..</text:span></text:p>
      <text:p text:style-name="P23"><text:soft-page-break/></text:p>
      <text:p text:style-name="P10">Il set iniziale di dati <text:span text:style-name="T191">proviene da</text:span> <text:span text:style-name="T3">511 stazioni di monitoraggio distribuite su tutto il territorio italiano in modo alquanto uniforme, sebbene si noti una maggiore presenza delle centraline nel nord Italia e in particolare nella zona della Pianura Padana.</text:span></text:p>
      <text:p text:style-name="P62">Da questo dataset iniziale sono state eliminate:</text:p>
      <text:p text:style-name="P64">- 7 centraline che distano meno di 500 metri da altrettante centraline caratterizzate da una maggiore disponibilità di dati nel corso del 2015;</text:p>
      <text:p text:style-name="P65">- 32 centraline che presentano una distanza dalla linea di costa minore di 1km. Queste centraline <text:span text:style-name="T129">sono state eliminate in conformità con il lavoro di Stafoggia et al</text:span>.</text:p>
      <text:p text:style-name="P66">La distribuzione spaziale delle restanti 472 centraline di osservazione è riportata in Figura 1 [Figura Italia con centraline e griglia]. Le centraline hanno una quota che va dal livello del mare ai 1705 metri <text:span text:style-name="T192">s.l.m. </text:span>della stazione di Baceno – Alpe Devero. Il range interquartile della quota delle centraline (ovvero del 50% delle stazioni) copre un intervallo tra i 30 e i 261 metri s.l.m., mentre la quota mediana è pari a 90 metri s.l.m. Le stazioni di montagna (oltre i 1000 metri s.l.m.) sono rappresentate da appena 7 stazioni.</text:p>
      <text:p text:style-name="P63"><text:span text:style-name="T92">La maggior parte delle centraline ricadono nella categoria </text:span><text:span text:style-name="T15">(CHI l’HA DEFINITA QUESTA CATEGORIA)</text:span><text:span text:style-name="T92"> “urbane” e “suburbane” (rispettivamente, 280 e 125 stazioni). Le restanti stazioni sono classificate come “rurali” (“rural”,”rural-near-city”,”rural-regional”,”rural-remote”).</text:span></text:p>
      <text:p text:style-name="P11"><text:span text:style-name="T17">I valori giornalieri di pm10 per il 2015 vanno da un minimo di 1 microgrammo al metro cubo a un massimo di 337 microgrammi (massimo registrato il <text:s/>2015-12-04, stazione di Plesso scolastico fraz. Ronco Trivero (BI)). A livello annuale il range interquartile del pm10 va dai 15 ai 33 microgrammi al metro cubo, con un valore medio e mediano rispettivamente pari a 27 e 22 microgrammi al metro cubo. In Figura 2 [</text:span><text:span text:style-name="T16">INSERIRE FIGURA 2</text:span><text:span text:style-name="T17">]viene rappresentata la distribuzione stagionale del pm10 (Inverno: Gennaio, Febbraio, Dicembre; Primavera: Marzo, Aprile, Maggio; Estate: Giugno, Luglio, Agosto; Autunno: Settembre, Ottobre, Novebre). Alcune statistiche del pm10 a livello annuale e stagionale sono riportate in Tabella 1.</text:span></text:p>
      <text:p text:style-name="P11"/>
      <table:table table:name="Tabella1" table:style-name="Tabella1">
        <table:table-column table:style-name="Tabella1.A" table:number-columns-repeated="4"/>
        <table:table-column table:style-name="Tabella1.E"/>
        <table:table-column table:style-name="Tabella1.A" table:number-columns-repeated="3"/>
        <table:table-column table:style-name="Tabella1.I"/>
        <table:table-row>
          <table:table-cell table:style-name="Tabella1.A1" office:value-type="string">
            <text:p text:style-name="Table_20_Contents"/>
          </table:table-cell>
          <table:table-cell table:style-name="Tabella1.A1" office:value-type="string">
            <text:p text:style-name="P98">Numero dati</text:p>
          </table:table-cell>
          <table:table-cell table:style-name="Tabella1.A1" office:value-type="string">
            <text:p text:style-name="P93"><text:span text:style-name="T193">M</text:span>edia</text:p>
          </table:table-cell>
          <table:table-cell table:style-name="Tabella1.A1" office:value-type="string">
            <text:p text:style-name="P93"><text:span text:style-name="T193">M</text:span>ediana</text:p>
          </table:table-cell>
          <table:table-cell table:style-name="Tabella1.A1" office:value-type="string">
            <text:p text:style-name="P136">Standard Deviation</text:p>
          </table:table-cell>
          <table:table-cell table:style-name="Tabella1.A1" office:value-type="string">
            <text:p text:style-name="P94"><text:span text:style-name="T194">M</text:span>inimo</text:p>
          </table:table-cell>
          <table:table-cell table:style-name="Tabella1.A1" office:value-type="string">
            <text:p text:style-name="P94">p25</text:p>
          </table:table-cell>
          <table:table-cell table:style-name="Tabella1.A1" office:value-type="string">
            <text:p text:style-name="P94">p75</text:p>
          </table:table-cell>
          <table:table-cell table:style-name="Tabella1.I1" office:value-type="string">
            <text:p text:style-name="P95"><text:span text:style-name="T194">M</text:span>assimo</text:p>
          </table:table-cell>
        </table:table-row>
        <table:table-row>
          <table:table-cell table:style-name="Tabella1.A2" office:value-type="string">
            <text:p text:style-name="P96">Inverno</text:p>
          </table:table-cell>
          <table:table-cell table:style-name="Tabella1.A2" office:value-type="string">
            <text:p text:style-name="P93">38981</text:p>
          </table:table-cell>
          <table:table-cell table:style-name="Tabella1.A2" office:value-type="string">
            <text:p text:style-name="P93">38.1</text:p>
          </table:table-cell>
          <table:table-cell table:style-name="Tabella1.A2" office:value-type="string">
            <text:p text:style-name="P93">31.26</text:p>
          </table:table-cell>
          <table:table-cell table:style-name="Tabella1.A2" office:value-type="string">
            <text:p text:style-name="P99">26.47</text:p>
          </table:table-cell>
          <table:table-cell table:style-name="Tabella1.A2" office:value-type="string">
            <text:p text:style-name="P94">1</text:p>
          </table:table-cell>
          <table:table-cell table:style-name="Tabella1.A2" office:value-type="string">
            <text:p text:style-name="P94">18.71</text:p>
          </table:table-cell>
          <table:table-cell table:style-name="Tabella1.A2" office:value-type="string">
            <text:p text:style-name="P94">51.36</text:p>
          </table:table-cell>
          <table:table-cell table:style-name="Tabella1.I2" office:value-type="string">
            <text:p text:style-name="P95">337.31</text:p>
          </table:table-cell>
        </table:table-row>
        <table:table-row>
          <table:table-cell table:style-name="Tabella1.A2" office:value-type="string">
            <text:p text:style-name="P96">Primavera</text:p>
          </table:table-cell>
          <table:table-cell table:style-name="Tabella1.A2" office:value-type="string">
            <text:p text:style-name="P93">40084</text:p>
          </table:table-cell>
          <table:table-cell table:style-name="Tabella1.A2" office:value-type="string">
            <text:p text:style-name="P93">23.35</text:p>
          </table:table-cell>
          <table:table-cell table:style-name="Tabella1.A2" office:value-type="string">
            <text:p text:style-name="P93">20.74</text:p>
          </table:table-cell>
          <table:table-cell table:style-name="Tabella1.A2" office:value-type="string">
            <text:p text:style-name="P99">13.3</text:p>
          </table:table-cell>
          <table:table-cell table:style-name="Tabella1.A2" office:value-type="string">
            <text:p text:style-name="P94">1</text:p>
          </table:table-cell>
          <table:table-cell table:style-name="Tabella1.A2" office:value-type="string">
            <text:p text:style-name="P94">14.17</text:p>
          </table:table-cell>
          <table:table-cell table:style-name="Tabella1.A2" office:value-type="string">
            <text:p text:style-name="P94">29.46</text:p>
          </table:table-cell>
          <table:table-cell table:style-name="Tabella1.I2" office:value-type="string">
            <text:p text:style-name="P95">145.2</text:p>
          </table:table-cell>
        </table:table-row>
        <table:table-row>
          <table:table-cell table:style-name="Tabella1.A2" office:value-type="string">
            <text:p text:style-name="P96">Estate</text:p>
          </table:table-cell>
          <table:table-cell table:style-name="Tabella1.A2" office:value-type="string">
            <text:p text:style-name="P93">39930</text:p>
          </table:table-cell>
          <table:table-cell table:style-name="Tabella1.A2" office:value-type="string">
            <text:p text:style-name="P93">21.94</text:p>
          </table:table-cell>
          <table:table-cell table:style-name="Tabella1.A2" office:value-type="string">
            <text:p text:style-name="P93">21.03</text:p>
          </table:table-cell>
          <table:table-cell table:style-name="Tabella1.A2" office:value-type="string">
            <text:p text:style-name="P99">9.38</text:p>
          </table:table-cell>
          <table:table-cell table:style-name="Tabella1.A2" office:value-type="string">
            <text:p text:style-name="P94">1</text:p>
          </table:table-cell>
          <table:table-cell table:style-name="Tabella1.A2" office:value-type="string">
            <text:p text:style-name="P94">15.35</text:p>
          </table:table-cell>
          <table:table-cell table:style-name="Tabella1.A2" office:value-type="string">
            <text:p text:style-name="P94">27.37</text:p>
          </table:table-cell>
          <table:table-cell table:style-name="Tabella1.I2" office:value-type="string">
            <text:p text:style-name="P95">195.6</text:p>
          </table:table-cell>
        </table:table-row>
        <table:table-row>
          <table:table-cell table:style-name="Tabella1.A2" office:value-type="string">
            <text:p text:style-name="P96">Autunno</text:p>
          </table:table-cell>
          <table:table-cell table:style-name="Tabella1.A2" office:value-type="string">
            <text:p text:style-name="P93">39935</text:p>
          </table:table-cell>
          <table:table-cell table:style-name="Tabella1.A2" office:value-type="string">
            <text:p text:style-name="P93">25.03</text:p>
          </table:table-cell>
          <table:table-cell table:style-name="Tabella1.A2" office:value-type="string">
            <text:p text:style-name="P93">20.37</text:p>
          </table:table-cell>
          <table:table-cell table:style-name="Tabella1.A2" office:value-type="string">
            <text:p text:style-name="P99">16.58</text:p>
          </table:table-cell>
          <table:table-cell table:style-name="Tabella1.A2" office:value-type="string">
            <text:p text:style-name="P94">1</text:p>
          </table:table-cell>
          <table:table-cell table:style-name="Tabella1.A2" office:value-type="string">
            <text:p text:style-name="P94">13.55</text:p>
          </table:table-cell>
          <table:table-cell table:style-name="Tabella1.A2" office:value-type="string">
            <text:p text:style-name="P94">32.02</text:p>
          </table:table-cell>
          <table:table-cell table:style-name="Tabella1.I2" office:value-type="string">
            <text:p text:style-name="P95">164.95</text:p>
          </table:table-cell>
        </table:table-row>
        <table:table-row>
          <table:table-cell table:style-name="Tabella1.A2" office:value-type="string">
            <text:p text:style-name="P97">Annuale</text:p>
          </table:table-cell>
          <table:table-cell table:style-name="Tabella1.A2" office:value-type="string">
            <text:p text:style-name="P97">158930</text:p>
          </table:table-cell>
          <table:table-cell table:style-name="Tabella1.A2" office:value-type="string">
            <text:p text:style-name="P97">27.04</text:p>
          </table:table-cell>
          <table:table-cell table:style-name="Tabella1.A2" office:value-type="string">
            <text:p text:style-name="P97">22.3</text:p>
          </table:table-cell>
          <table:table-cell table:style-name="Tabella1.A2" office:value-type="string">
            <text:p text:style-name="P99">18.67</text:p>
          </table:table-cell>
          <table:table-cell table:style-name="Tabella1.A2" office:value-type="string">
            <text:p text:style-name="P97">1</text:p>
          </table:table-cell>
          <table:table-cell table:style-name="Tabella1.A2" office:value-type="string">
            <text:p text:style-name="P97">15.03</text:p>
          </table:table-cell>
          <table:table-cell table:style-name="Tabella1.A2" office:value-type="string">
            <text:p text:style-name="P97">33.07</text:p>
          </table:table-cell>
          <table:table-cell table:style-name="Tabella1.I2" office:value-type="string">
            <text:p text:style-name="P97">337.31</text:p>
          </table:table-cell>
        </table:table-row>
      </table:table>
      <text:p text:style-name="P11"/>
      <text:p text:style-name="P5"/>
      <text:p text:style-name="P58">Il grafico e i corrispondenti valori in tabella evidenziano la forte variabilità del pm10 <text:span text:style-name="T93">giornaliero</text:span> a livello stagionale. Valori elevati di pm10 caratterizzano i mesi invernali (deviazione standard pari a 26.47 microgrammi) <text:span text:style-name="T94">e, a seguire, quelli autunnali</text:span>. L’estate è la stagione che presenta una minore variabilità (deviazione standard pari a <text:span text:style-name="T195">circa un terzo di quella invernale</text:span>). Il grafico <text:span text:style-name="T95">di Figura 2 mette in luce</text:span> la presenza di valori <text:span text:style-name="T196">di pm10 particolarmente elevati</text:span> (<text:span text:style-name="T63">outliers</text:span>) in tutte le stagioni, estate compresa.</text:p>
      <text:p text:style-name="P9"/>
      <text:p text:style-name="P5"/>
      <text:p text:style-name="P91">Variabili prese in esame (predittori)</text:p>
      <text:p text:style-name="P81"/>
      <text:p text:style-name="P83">Il modello oggetto di studio utilizza un ampio set di predittori (effetti fissi) <text:span text:style-name="T130">per spiegare la variabilità nel tempo e nello spazio del pm10. Questi predittori possono essere così schematizzati:</text:span></text:p>
      <text:p text:style-name="P86">- <text:span text:style-name="T132">caratteristiche topologiche e geografiche dell’area in esame (distanza dalla linea di costa, quota etc.);</text:span></text:p>
      <text:p text:style-name="P83">- <text:span text:style-name="T131">condizioni meteorologiche giornaliere;</text:span></text:p>
      <text:p text:style-name="P83">- <text:span text:style-name="T134">distanza dalle fonti di emissione (aeroporti, impianti industriali);</text:span></text:p>
      <text:p text:style-name="P83">- <text:span text:style-name="T135">emissioni di inquinanti atmosferici;</text:span></text:p>
      <text:p text:style-name="P85">- <text:span text:style-name="T133">viabilità;</text:span></text:p>
      <text:p text:style-name="P83">- <text:span text:style-name="T141">altri fattori (AOD, NDVI etc.).</text:span></text:p>
      <text:p text:style-name="P54"><text:span text:style-name="T142">Una volta calcolati, i valori dei vari predittori spazio-temporali sono stati associati alle celle di una griglia di riferimento con risoluzione </text:span><text:span text:style-name="T118">1km x 1km, con proiezione WG</text:span><text:span text:style-name="T119">S</text:span><text:span text:style-name="T118">84 U</text:span><text:span text:style-name="T119">T</text:span><text:span text:style-name="T118">M32</text:span><text:span text:style-name="T119">N </text:span><text:span text:style-name="T120">e </text:span><text:span text:style-name="T124">che copre il territorio italiano. I dati raster così prodotti sono stati successivamente</text:span><text:span text:style-name="T120"> caricat</text:span><text:span text:style-name="T121">i</text:span><text:span text:style-name="T120"> su un database PostGIS.</text:span><text:span text:style-name="T119"> </text:span></text:p>
      <text:p text:style-name="P54"><text:span text:style-name="T118">Qui di seguito vengono sinteticamente descritte le fonti dei dati </text:span><text:span text:style-name="T124">dei vari predittori</text:span><text:span text:style-name="T118"> e le elaborazioni effettuate per ricavare le variabili di interesse. </text:span></text:p>
      <text:p text:style-name="P82"/>
      <text:p text:style-name="P45">1. <text:span text:style-name="T4">Variabili meteoclimatiche</text:span></text:p>
      <text:p text:style-name="P45"/>
      <text:p text:style-name="P48"><text:span text:style-name="T27">Le variabili meteoclimatiche </text:span><text:span text:style-name="T28">svolgono un ruolo molto importante nello studio </text:span><text:span text:style-name="T29">della variabilità giornaliera del PM10 </text:span><text:span text:style-name="T96">(</text:span><text:span text:style-name="T98">Barmpadimos et al., 2011</text:span><text:span text:style-name="T96">). </text:span><text:span text:style-name="T97">In questo studio le variabili meteoclimatiche</text:span><text:span text:style-name="T32"> prese in esame </text:span><text:span text:style-name="T34">sono:</text:span></text:p>
      <text:p text:style-name="P48"><text:span text:style-name="T34">- </text:span><text:span text:style-name="T35">t</text:span><text:span text:style-name="T34">emperatura media a 2 metri (t2m);</text:span></text:p>
      <text:p text:style-name="P48"><text:span text:style-name="T34">- </text:span><text:span text:style-name="T35">p</text:span><text:span text:style-name="T34">recipitazione giornaliera(tp);</text:span></text:p>
      <text:p text:style-name="P48"><text:span text:style-name="T34">- </text:span><text:span text:style-name="T35">p</text:span><text:span text:style-name="T34">ressione di superfice (sp);</text:span></text:p>
      <text:p text:style-name="P48"><text:span text:style-name="T34">- </text:span><text:span text:style-name="T36">p</text:span><text:span text:style-name="T34">lanet </text:span><text:span text:style-name="T36">b</text:span><text:span text:style-name="T34">oundary </text:span><text:span text:style-name="T36">l</text:span><text:span text:style-name="T34">ayer alle 00:00 e alle 12:00 (pbl00 epbl12).</text:span></text:p>
      <text:p text:style-name="P48"><text:span text:style-name="T30">I </text:span><text:span text:style-name="T41">dati</text:span><text:span text:style-name="T30"> </text:span><text:span text:style-name="T33">sono stati acquisiti, </text:span><text:span text:style-name="T37">mediante uno script Python,</text:span><text:span text:style-name="T28"> </text:span><text:span text:style-name="T33">d</text:span><text:span text:style-name="T31">al dataset delle rianalisi ERA5</text:span><text:span text:style-name="T28"> </text:span><text:span text:style-name="T23">(</text:span><text:a xlink:type="simple" xlink:href="https://www.ecmwf.int/en/forecasts/datasets/reanalysis-datasets/era5" text:style-name="Internet_20_link" text:visited-style-name="Visited_20_Internet_20_Link"><text:span text:style-name="T23">https://www.ecmwf.int/en/forecasts/datasets/reanalysis-datasets/era5</text:span></text:a><text:span text:style-name="T23">) </text:span><text:span text:style-name="T28">del</text:span><text:span text:style-name="T21">l’</text:span>European Centre for Medium-Range Weather Forecasts <text:span text:style-name="T53">(ECMWF, www.ecmwf.int)</text:span><text:span text:style-name="T21">.</text:span><text:span text:style-name="T22"> I </text:span><text:span text:style-name="T42">grigliati </text:span><text:span text:style-name="T46">originali</text:span><text:span text:style-name="T38"> hanno una risoluzione spaziale di circa 30 km x 30km</text:span><text:span text:style-name="T22"> </text:span><text:span text:style-name="T39">e una risoluzione temporale oraria. </text:span><text:span text:style-name="T40">I </text:span><text:span text:style-name="T22">file, </text:span><text:span text:style-name="T43">in formato</text:span><text:span text:style-name="T22"> netCDF, sono stati </text:span><text:span text:style-name="T44">aggregati </text:span><text:span text:style-name="T45">(sommati nel caso della precipitazione, mediati nel caso di tutte le altre variabili)</text:span><text:span text:style-name="T44"> a livello giornaliero mediante i</text:span><text:span text:style-name="T22">l software a linea di comando CDO (Climate Data Operator, </text:span><text:a xlink:type="simple" xlink:href="https://code.mpimet.mpg.de/projects/cdo" text:style-name="Internet_20_link" text:visited-style-name="Visited_20_Internet_20_Link"><text:span text:style-name="T22">https://code.mpimet.mpg.de/projects/cdo</text:span></text:a><text:span text:style-name="T22">).</text:span></text:p>
      <text:p text:style-name="P141"/>
      <text:p text:style-name="P32"><text:span text:style-name="T198">I</text:span>NSERIRE FIGURA DELLA RELAZIONE STAGIONALE TEMPERATURA RISPETTO AL pm10 </text:p>
      <text:p text:style-name="P12"/>
      <text:p text:style-name="P33">2. Aerosol Optical Depth (AOD)</text:p>
      <text:p text:style-name="P33"/>
      <text:p text:style-name="P49"><text:span text:style-name="T47">L’Aerosol Optical Depth è una misura rilevata da satellite </text:span><text:span text:style-name="T48">che rappresenta lo spesso ottico colonnare di aerosol. L’uso dell’AOD per rappresentare la variabilità nel tempo e nello spazio delle concentrazioni al suolo di particolato (</text:span><text:span text:style-name="T49">per intendere pm10 e pm2.5 va bene?</text:span><text:span text:style-name="T48">) è documentato in diversi studi (Paciorek and Liu, 2012; Beloconi et al., 2018). </text:span><text:span text:style-name="T99">Il parametro AOD utilizzato da Stafoggia et al. è una rielaborazione (mediante algoritmo MAIAC) ad alta risoluzione </text:span><text:span text:style-name="T100">temporale (giornaliera) e</text:span><text:span text:style-name="T99"> spaziale (1km x 1km) de</text:span><text:span text:style-name="T101">i</text:span><text:span text:style-name="T99"> </text:span><text:span text:style-name="T101">dati originali</text:span><text:span text:style-name="T99"> </text:span><text:span text:style-name="T102">r</text:span><text:span text:style-name="T99">ilevat</text:span><text:span text:style-name="T103">i</text:span><text:span text:style-name="T99"> dal sensore M</text:span><text:span text:style-name="T104">ODIS</text:span><text:span text:style-name="T99"> dei satelliti Terra e Aqua della NASA. </text:span><text:span text:style-name="T105">Poichè</text:span><text:span text:style-name="T114"> la copertura nuvolosa oscura la superficie terrestre creando delle aree prive di dati, </text:span><text:span text:style-name="T115">Stafoggia et al. </text:span><text:span text:style-name="T116">utilizzano una ricostruzione </text:span><text:span text:style-name="T125">dell’AOD </text:span><text:span text:style-name="T126">basato su…</text:span></text:p>
      <text:p text:style-name="P50"><text:span text:style-name="T106">In Figura X </text:span><text:span text:style-name="T107">vengono riportati due giorni che mostrano i dati di AOD disponibili, mentre la parte in bianco rappresenta la copertura nuvolosa. </text:span><text:span text:style-name="T108">Ai dati di AOD sono state sovrapposte le stazioni di montioraggio. </text:span><text:span text:style-name="T109">[</text:span><text:span text:style-name="T127">INSERIRE FIGURA</text:span><text:span text:style-name="T109">]. </text:span><text:span text:style-name="T110">In questo lavoro per ovviare al problema della copertura </text:span><text:soft-page-break/><text:span text:style-name="T110">nuvolosa s</text:span><text:span text:style-name="T111">ono stati</text:span><text:span text:style-name="T110"> utilizzat</text:span><text:span text:style-name="T111">i i valori di </text:span><text:span text:style-name="T110">AOD </text:span><text:span text:style-name="T111">delle analisi </text:span><text:span text:style-name="T112">CAMS (</text:span><text:span text:style-name="T117">Copernicus Atmosphere Monitoring Service, http://atmosphere.copernicus.eu).</text:span></text:p>
      <text:p text:style-name="P75"/>
      <text:p text:style-name="P75"/>
      <text:p text:style-name="P15"/>
      <text:p text:style-name="P84"><text:span text:style-name="T13">2) C</text:span><text:span text:style-name="T12">aratteristiche topologiche e geografiche</text:span></text:p>
      <text:p text:style-name="P29"/>
      <text:p text:style-name="P19"><text:span text:style-name="T14">2.1</text:span><text:span text:style-name="T4"> </text:span><text:span text:style-name="T11">Caratteristiche di copertura e uso del territorio (</text:span><text:span text:style-name="T69">Corine Land Cover</text:span><text:span text:style-name="T11">)</text:span></text:p>
      <text:p text:style-name="P20"/>
      <text:p text:style-name="P34"><text:span text:style-name="T52">Il database Corine Land Cover (CLC) è disponibile presso la pagina </text:span><text:a xlink:type="simple" xlink:href="http://www.isprambiente.gov.it/it/temi/biodiversita/documenti/corine-land-cover-clc" text:style-name="Internet_20_link" text:visited-style-name="Visited_20_Internet_20_Link"><text:span text:style-name="T52">http://www.isprambiente.gov.it/it/temi/biodiversita/documenti/corine-land-cover-clc</text:span></text:a><text:span text:style-name="T52">. </text:span>L’ultimo aggiornamento risale al 2012. <text:span text:style-name="T50">I dati <text:s/>originali sono stati elaborati per ricavare la percentuale di uso del suolo di ciascuna delle nove categorie riportate in tabella. L’elaborazione è stata effettuata dopo aver caricato i dati vettoriali su database PostGIS. Una notazione per quanto riguarda l’aspetto informatico dell’elaborazione dei dati: si è tentato di calcolare le percentuali di uso del suolo anche mediante il software QGIS e il pacchetto “raster” di R. Sebbene i tre software forniscano risultati pressochè simili, <text:s/>PostGIS produce risultati migliori quando l’uso del suolo è rappresentato da poligoni caratterizzati dalla presenza di buchi al loro interno.</text:span></text:p>
      <text:p text:style-name="P18"/>
      <table:table table:name="Tabella4" table:style-name="Tabella4">
        <table:table-column table:style-name="Tabella4.A"/>
        <table:table-column table:style-name="Tabella4.B"/>
        <table:table-column table:style-name="Tabella4.C"/>
        <table:table-row>
          <table:table-cell table:style-name="Tabella4.A1" office:value-type="string">
            <text:p text:style-name="P100"/>
          </table:table-cell>
          <table:table-cell table:style-name="Tabella4.A1" office:value-type="string">
            <text:p text:style-name="P126">Codice variabile</text:p>
          </table:table-cell>
          <table:table-cell table:style-name="Tabella4.C1" office:value-type="string">
            <text:p text:style-name="P125">Descrizione delle categorie del Corine Land Cover</text:p>
          </table:table-cell>
        </table:table-row>
        <table:table-row>
          <table:table-cell table:style-name="Tabella4.A2" table:number-rows-spanned="4" office:value-type="string">
            <text:p text:style-name="P139">Territori agricoli</text:p>
          </table:table-cell>
          <table:table-cell table:style-name="Tabella4.A2" office:value-type="string">
            <text:p text:style-name="P114">cl_agri</text:p>
          </table:table-cell>
          <table:table-cell table:style-name="Tabella4.C2" office:value-type="string">
            <text:p text:style-name="P124">Colture annuali associate a colture permanenti/<text:span text:style-name="T145">Sistemi colturali e particellari complessi/Suoli principalmente occupati dall’agricoltura/Aree agroforestali</text:span></text:p>
          </table:table-cell>
        </table:table-row>
        <table:table-row>
          <table:covered-table-cell/>
          <table:table-cell table:style-name="Tabella4.A2" office:value-type="string">
            <text:p text:style-name="P118">cl_arbl</text:p>
          </table:table-cell>
          <table:table-cell table:style-name="Tabella4.C2" office:value-type="string">
            <text:p text:style-name="P120">Seminativi in aree non irrigue</text:p>
          </table:table-cell>
        </table:table-row>
        <table:table-row>
          <table:covered-table-cell/>
          <table:table-cell table:style-name="Tabella4.A2" office:value-type="string">
            <text:p text:style-name="P115">cl_crop</text:p>
          </table:table-cell>
          <table:table-cell table:style-name="Tabella4.C2" office:value-type="string">
            <text:p text:style-name="P121">Vigneti/Frutteti e frutti minori/<text:span text:style-name="T143">Oliveti</text:span></text:p>
          </table:table-cell>
        </table:table-row>
        <table:table-row>
          <table:covered-table-cell/>
          <table:table-cell table:style-name="Tabella4.A2" office:value-type="string">
            <text:p text:style-name="P116">cl_pstr</text:p>
          </table:table-cell>
          <table:table-cell table:style-name="Tabella4.C2" office:value-type="string">
            <text:p text:style-name="P122">Prati stabili</text:p>
          </table:table-cell>
        </table:table-row>
        <table:table-row>
          <table:table-cell table:style-name="Tabella4.A2" table:number-rows-spanned="3" office:value-type="string">
            <text:p text:style-name="P138">Terreni boscati e ambienti seminaturali</text:p>
          </table:table-cell>
          <table:table-cell table:style-name="Tabella4.A2" office:value-type="string">
            <text:p text:style-name="P114">cl_dcds</text:p>
          </table:table-cell>
          <table:table-cell table:style-name="Tabella4.C2" office:value-type="string">
            <text:p text:style-name="P123">Boschi di latifoglie</text:p>
          </table:table-cell>
        </table:table-row>
        <table:table-row>
          <table:covered-table-cell/>
          <table:table-cell table:style-name="Tabella4.A2" office:value-type="string">
            <text:p text:style-name="P114">cl_evgr</text:p>
          </table:table-cell>
          <table:table-cell table:style-name="Tabella4.C2" office:value-type="string">
            <text:p text:style-name="P123">Boschi di conifere</text:p>
          </table:table-cell>
        </table:table-row>
        <table:table-row>
          <table:covered-table-cell/>
          <table:table-cell table:style-name="Tabella4.A2" office:value-type="string">
            <text:p text:style-name="P117">cl_shrb</text:p>
          </table:table-cell>
          <table:table-cell table:style-name="Tabella4.C2" office:value-type="string">
            <text:p text:style-name="P123">Aree a pascolo naturale e praterie d’alta quota/<text:span text:style-name="T144">Brughiere e cespuglieti/Aree a vegetazione sclerofilla/Aree a vegetazione boschiva e arbustiva in evoluzione</text:span></text:p>
          </table:table-cell>
        </table:table-row>
        <table:table-row>
          <table:table-cell table:style-name="Tabella4.A2" table:number-rows-spanned="2" office:value-type="string">
            <text:p text:style-name="P137">Territori modellati artificialmente</text:p>
          </table:table-cell>
          <table:table-cell table:style-name="Tabella4.A2" office:value-type="string">
            <text:p text:style-name="P114">cl_hidw</text:p>
          </table:table-cell>
          <table:table-cell table:style-name="Tabella4.C2" office:value-type="string">
            <text:p text:style-name="P119">Tessuto urbano continuo</text:p>
          </table:table-cell>
        </table:table-row>
        <table:table-row>
          <table:covered-table-cell/>
          <table:table-cell table:style-name="Tabella4.A2" office:value-type="string">
            <text:p text:style-name="P114">cl_lvdw</text:p>
          </table:table-cell>
          <table:table-cell table:style-name="Tabella4.C2" office:value-type="string">
            <text:p text:style-name="P119">Tessuto urbano discontinuo</text:p>
          </table:table-cell>
        </table:table-row>
      </table:table>
      <text:p text:style-name="P20"/>
      <text:p text:style-name="P68">2.2 <text:span text:style-name="T178">Digital Elevation Model</text:span></text:p>
      <text:p text:style-name="P68"/>
      <text:p text:style-name="P53"><text:span text:style-name="T136">I dati della quota sono stati ricavati dal dataset Global Multi-resolution Terrain Elevation Data (GMTED2010) </text:span><text:span text:style-name="T137">del U.S. Geological Survey (https://www.usgs.gov/land-resources/eros/coastal-changes-and-impacts/gmted2010?qt-science_support_page_related_con=0#qt-science_support_page_related_con). Il dataset </text:span><text:span text:style-name="T139">utilizzato </text:span><text:span text:style-name="T140">in questo lavoro </text:span><text:span text:style-name="T138">ha una</text:span><text:span text:style-name="T137"> risoluzione spaziale di </text:span>30 <text:span text:style-name="T180">arco secondi (~1km)</text:span>, <text:span text:style-name="T181">ma sono disponibili anche risoluzioni più elevate</text:span> <text:span text:style-name="T181">(</text:span>15 <text:span text:style-name="T179">e</text:span> 7.5 arc<text:span text:style-name="T179">o secondi).</text:span></text:p>
      <text:p text:style-name="P53"/>
      <text:p text:style-name="P25">2.3 Impervious Surface</text:p>
      <text:p text:style-name="P25"/>
      <text:p text:style-name="P72"><text:span text:style-name="T182">Questo parametro fornisce la percentuale di “imperviousness” ovvero</text:span> di superfici artificiali che sono ricoperti da materiale impermeabile <text:span text:style-name="T183">(ad esempio, </text:span>asfalto, calcestruzzo, mattoni, tetti<text:span text:style-name="T183">)</text:span>.</text:p>
      <text:p text:style-name="P70"><text:soft-page-break/>Il dataset dell’impervious surface è stato ricavato dal portale d<text:span text:style-name="T185">ei servizi</text:span> Copernicus (http://land.copernicus.eu/pan-european/high-resolution-layers/imperviousness). <text:span text:style-name="T184">La risoluzione spaziale del dataset è di 100 m x 100 m e i valori sono espressi in termini percentuali (0 – 100%).</text:span></text:p>
      <text:p text:style-name="P70"/>
      <text:p text:style-name="P70"/>
      <text:p text:style-name="P78">2.4 Linea di costa</text:p>
      <text:p text:style-name="P78"/>
      <text:p text:style-name="P74">La distanza dalla linea di costa è stata ricavata utilizzando lo shapefile dell’Italia fornito dal servizio GADM <text:span text:style-name="T189">(https://gadm.org/data.html).</text:span></text:p>
      <text:p text:style-name="P73"/>
      <text:p text:style-name="P71"/>
      <text:p text:style-name="P26">3. Distanza dalle fonti di emissione</text:p>
      <text:p text:style-name="P26"/>
      <text:p text:style-name="P27">3.1 Aeroporti</text:p>
      <text:p text:style-name="P27"/>
      <text:p text:style-name="P134"><text:span text:style-name="T187">Le coordinate degli aeroporti italiani sono state ricavate dal servizio </text:span>GeoNames geographic<text:span text:style-name="T188">al database</text:span> <text:span text:style-name="T187">(http://www.geonames.org/).</text:span></text:p>
      <text:p text:style-name="P67"/>
      <text:p text:style-name="P135">3.2 Impianti <text:span text:style-name="T186">industriali</text:span></text:p>
      <text:p text:style-name="P112"/>
      <text:p text:style-name="P112"/>
      <text:p text:style-name="P30">4. Viabilità</text:p>
      <text:p text:style-name="P80"/>
      <text:p text:style-name="P52"><text:span text:style-name="T172">I dati di viabilità sono stati calcolati a partire dai dati vettoriali della rete stradale italiana del progetto gratuito OpenstreetMap. I dati di OpenstreetMap possono essere scaricati in formato vettoriale pbf mediante il servizio Geofabrik (</text:span><text:a xlink:type="simple" xlink:href="http://www.geofabrik.de/" text:style-name="Internet_20_link" text:visited-style-name="Visited_20_Internet_20_Link"><text:span text:style-name="T172">www.geofabrik.de</text:span></text:a><text:span text:style-name="T172">) e quindi convertiti nel più comune formato vettoriale shapefile mediante le utility a linea di comando “osmconvert”, “osmfilter” e “ogr2ogr” disponibili per sistemi operativi Linux. </text:span></text:p>
      <text:p text:style-name="P52"><text:span text:style-name="T172">Utilizzando il pacchetto “raster” di R, per ciascuna</text:span><text:span text:style-name="T122"> cella del grigliato italiano </text:span><text:span text:style-name="T123">sono state calcolate due variabili:</text:span></text:p>
      <text:p text:style-name="P51"><text:span text:style-name="T122">- la </text:span><text:span text:style-name="T146">media dei metri lineari delle strade nelle 8 celle intorno alla cella in questione;</text:span></text:p>
      <text:p text:style-name="P51"><text:span text:style-name="T146">- </text:span><text:span text:style-name="T154">la distanza</text:span><text:span text:style-name="T146"> </text:span><text:span text:style-name="T154">del centroide di griglia alla strada più vicina.</text:span></text:p>
      <text:p text:style-name="P77"><text:span text:style-name="T162">Le due variabili sono state calcolate </text:span><text:span text:style-name="T165">per ciascuna delle</text:span><text:span text:style-name="T163"> </text:span><text:span text:style-name="T164">quattro tipologie di </text:span><text:span text:style-name="T163">strade </text:span><text:span text:style-name="T164">riportate in Tabella X assieme alla corrispondente definizione di OpenstreetMap</text:span><text:span text:style-name="T158"> (</text:span><text:a xlink:type="simple" xlink:href="https://wiki.openstreetmap.org/wiki/Key:highway#Roads" text:style-name="Internet_20_link" text:visited-style-name="Visited_20_Internet_20_Link"><text:span text:style-name="T159">https://wiki.openstreetmap.org/wiki/Key:highway#Roads</text:span></text:a><text:span text:style-name="T158">)</text:span><text:span text:style-name="T156">.</text:span></text:p>
      <text:p text:style-name="P51"><text:span text:style-name="T147">I dati della</text:span><text:span text:style-name="T148"> rete stradale italiana </text:span><text:span text:style-name="T149">sono stati</text:span><text:span text:style-name="T150"> </text:span><text:span text:style-name="T149">acquisiti</text:span><text:span text:style-name="T150"> </text:span><text:span text:style-name="T148">dal progetto </text:span><text:span text:style-name="T151">gratuito</text:span><text:span text:style-name="T148"> Op</text:span><text:span text:style-name="T150">en</text:span><text:span text:style-name="T148">streetMap</text:span><text:span text:style-name="T152"> </text:span><text:span text:style-name="T153">e</text:span><text:span text:style-name="T152"> </text:span><text:span text:style-name="T153">ri</text:span><text:span text:style-name="T152">elaborat</text:span><text:span text:style-name="T153">i</text:span><text:span text:style-name="T152"> mediante le utility della libreria GDAL (</text:span><text:span text:style-name="T155">Geospatial Data Abstraction Library, www.gdal.org) <text:s/>e il pacchetto “raster” del linguaggio R.</text:span></text:p>
      <text:p text:style-name="P88"/>
      <text:p text:style-name="P88"/>
      <text:p text:style-name="P88"/>
      <table:table table:name="Tabella2" table:style-name="Tabella2">
        <table:table-column table:style-name="Tabella2.A" table:number-columns-repeated="3"/>
        <table:table-row>
          <table:table-cell table:style-name="Tabella2.A1" office:value-type="string">
            <text:p text:style-name="P129">Tipologia strada</text:p>
          </table:table-cell>
          <table:table-cell table:style-name="Tabella2.A1" office:value-type="string">
            <text:p text:style-name="P127">Definizione in OpenstreetMap</text:p>
          </table:table-cell>
          <table:table-cell table:style-name="Tabella2.C1" office:value-type="string">
            <text:p text:style-name="P130">Variabile ricavta</text:p>
          </table:table-cell>
        </table:table-row>
        <table:table-row>
          <table:table-cell table:style-name="Tabella2.A2" office:value-type="string">
            <text:p text:style-name="P127">a1</text:p>
          </table:table-cell>
          <table:table-cell table:style-name="Tabella2.A2" office:value-type="string">
            <text:p text:style-name="P127">motorway</text:p>
          </table:table-cell>
          <table:table-cell table:style-name="Tabella2.C2" office:value-type="string">
            <text:p text:style-name="P131">d_a1 (distanza del centroide dall’autostrada più vicini); av_bu<text:span text:style-name="T177">f</text:span>_a1 <text:span text:style-name="T173">(</text:span><text:span text:style-name="T166">media dei metri lineari di autostrada nelle 8 celle intorno alla cella in questione)</text:span></text:p>
          </table:table-cell>
        </table:table-row>
        <table:table-row>
          <table:table-cell table:style-name="Tabella2.A2" office:value-type="string">
            <text:p text:style-name="P127">a2/a3</text:p>
          </table:table-cell>
          <table:table-cell table:style-name="Tabella2.A2" office:value-type="string">
            <text:p text:style-name="P76"><text:span text:style-name="T160">primary/secondary/tertiary</text:span><text:span text:style-name="T157"> </text:span></text:p>
            <text:p text:style-name="P76"><text:span text:style-name="T161">(</text:span><text:span text:style-name="T169">strade di collegamento tra grandi ci</text:span><text:span text:style-name="T170">ttà/</text:span><text:span text:style-name="T169">strade di </text:span><text:soft-page-break/><text:span text:style-name="T169">collegamento tra città medio piccole</text:span><text:span text:style-name="T171">)</text:span></text:p>
          </table:table-cell>
          <table:table-cell table:style-name="Tabella2.C2" office:value-type="string">
            <text:p text:style-name="P132">d_a<text:span text:style-name="T174">2</text:span> (distanza del centroide dall<text:span text:style-name="T175">a strada primaria</text:span> più vicin<text:span text:style-name="T176">a</text:span>); <text:span text:style-name="T177">av_buf_a23 (</text:span><text:span text:style-name="T166">media dei </text:span><text:soft-page-break/><text:span text:style-name="T166">metri lineari di </text:span><text:span text:style-name="T167">strade primarie/secondarie/terziarie</text:span><text:span text:style-name="T166"> nelle 8 celle intorno alla cella in questione)</text:span></text:p>
          </table:table-cell>
        </table:table-row>
        <table:table-row>
          <table:table-cell table:style-name="Tabella2.A2" office:value-type="string">
            <text:p text:style-name="P128">other</text:p>
          </table:table-cell>
          <table:table-cell table:style-name="Tabella2.A2" office:value-type="string">
            <text:p text:style-name="P89">unclassified/residential/service</text:p>
          </table:table-cell>
          <table:table-cell table:style-name="Tabella2.C2" office:value-type="string">
            <text:p text:style-name="P133"><text:span text:style-name="T177">av_buf_other (</text:span><text:span text:style-name="T166">media dei metri lineari di </text:span><text:span text:style-name="T167">strade “</text:span><text:span text:style-name="T168">altre”</text:span><text:span text:style-name="T166"> nelle 8 celle intorno alla cella in questione)</text:span></text:p>
          </table:table-cell>
        </table:table-row>
      </table:table>
      <text:p text:style-name="P87"/>
      <text:p text:style-name="P28">5. Emissioni di inquinanti atmosferici</text:p>
      <text:p text:style-name="P16"/>
      <text:p text:style-name="P31">PM10 diffuso</text:p>
      <text:p text:style-name="P31">NH3</text:p>
      <text:p text:style-name="P31">CO <text:span text:style-name="T190">puntuale</text:span></text:p>
      <text:p text:style-name="P38"/>
      <text:p text:style-name="P21">Altre variabili</text:p>
      <text:p text:style-name="P13"/>
      <text:p text:style-name="P13"/>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row>
          <table:table-cell table:style-name="Tabella6.A1" office:value-type="string">
            <text:p text:style-name="P102">Popolazione</text:p>
          </table:table-cell>
          <table:table-cell table:style-name="Tabella6.A1" office:value-type="string">
            <text:p text:style-name="P103">ISTAT</text:p>
          </table:table-cell>
          <table:table-cell table:style-name="Tabella6.A1" office:value-type="string">
            <text:p text:style-name="P101"/>
          </table:table-cell>
          <table:table-cell table:style-name="Tabella6.A1" office:value-type="string">
            <text:p text:style-name="P104">Vettoriale <text:span text:style-name="T51">(Shapefile)</text:span></text:p>
          </table:table-cell>
          <table:table-cell table:style-name="Tabella6.A1" office:value-type="string">
            <text:p text:style-name="P101"/>
          </table:table-cell>
          <table:table-cell table:style-name="Tabella6.A1" office:value-type="string">
            <text:p text:style-name="P101">ETRS89/LAEA <text:span text:style-name="T18">(epsg: 3035)</text:span></text:p>
          </table:table-cell>
          <table:table-cell table:style-name="Tabella6.G1" office:value-type="string">
            <text:p text:style-name="P109">Densità della popolazione</text:p>
          </table:table-cell>
        </table:table-row>
        <table:table-row>
          <table:table-cell table:style-name="Tabella6.A2" office:value-type="string">
            <text:p text:style-name="P110">NDVI</text:p>
          </table:table-cell>
          <table:table-cell table:style-name="Tabella6.A2" office:value-type="string">
            <text:p text:style-name="P105">GADM</text:p>
          </table:table-cell>
          <table:table-cell table:style-name="Tabella6.A2" office:value-type="string">
            <text:p text:style-name="P101"/>
          </table:table-cell>
          <table:table-cell table:style-name="Tabella6.A2" office:value-type="string">
            <text:p text:style-name="P107">vettoriale</text:p>
          </table:table-cell>
          <table:table-cell table:style-name="Tabella6.A2" office:value-type="string">
            <text:p text:style-name="P101"/>
          </table:table-cell>
          <table:table-cell table:style-name="Tabella6.A2" office:value-type="string">
            <text:p text:style-name="P106"><text:span text:style-name="T19">Corrdinate lat/lon, datum WGS84 (</text:span>Epsg: 4326<text:span text:style-name="T19">)</text:span></text:p>
          </table:table-cell>
          <table:table-cell table:style-name="Tabella6.G2" office:value-type="string">
            <text:p text:style-name="P108">Inverso della distanza dalla linea di costa</text:p>
          </table:table-cell>
        </table:table-row>
        <table:table-row>
          <table:table-cell table:style-name="Tabella6.A2" office:value-type="string">
            <text:p text:style-name="P113"><text:span text:style-name="T197">Saharan </text:span>Dust</text:p>
          </table:table-cell>
          <table:table-cell table:style-name="Tabella6.A2" office:value-type="string">
            <text:p text:style-name="P111">ISPRA?</text:p>
          </table:table-cell>
          <table:table-cell table:style-name="Tabella6.A2" office:value-type="string">
            <text:p text:style-name="P101"/>
          </table:table-cell>
          <table:table-cell table:style-name="Tabella6.A2" office:value-type="string">
            <text:p text:style-name="P107"/>
          </table:table-cell>
          <table:table-cell table:style-name="Tabella6.A2" office:value-type="string">
            <text:p text:style-name="P101"/>
          </table:table-cell>
          <table:table-cell table:style-name="Tabella6.A2" office:value-type="string">
            <text:p text:style-name="P106"/>
          </table:table-cell>
          <table:table-cell table:style-name="Tabella6.G2" office:value-type="string">
            <text:p text:style-name="P108"/>
          </table:table-cell>
        </table:table-row>
      </table:table>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5"><text:soft-page-break/><text:span text:style-name="T4">Software utilizzato per la stima del modello</text:span></text:p>
      <text:p text:style-name="P14"/>
      <text:p text:style-name="P143"><text:span text:style-name="T199">L’implementazione del modello a effetti misti è stata svolta utilizzando il linguaggio per l’analisi statistica R (www.r-project.org). </text:span></text:p>
      <text:p text:style-name="P143"><text:span text:style-name="T199">Due sono i pacchetti principali (</text:span><text:span text:style-name="T68">packages</text:span><text:span text:style-name="T199">) utilizzati in R per la stima dei modelli ad effetti misti: il pacchetto lme4 (Bates et al., 2015) e il pacchetto “nlme” (</text:span><text:span text:style-name="T24">Pinheiro </text:span><text:span text:style-name="T25">et al., </text:span><text:span text:style-name="T26">2019</text:span><text:span text:style-name="T25">)</text:span><text:span text:style-name="T56">. Una descrizione delle differenze tra i due pacchetti è riportata nella pagina web </text:span><text:span text:style-name="T202">https://bbolker.github.io/mixedmodels-misc/glmmFAQ.html</text:span><text:span text:style-name="T56">. </text:span></text:p>
      <text:p text:style-name="P146"><text:span text:style-name="T204">L’aspetto </text:span>più interessant<text:span text:style-name="T204">e </text:span>d<text:span text:style-name="T203">el pacchetto nlme è la capacità di gestire l’eteroschedasticità e la presenza di correlazione nei residui (attraverso le opzioni weights e correlation della funzione lme). Lo svantaggio di questo pacchetto è quello di essere particolarmente lento con set di dati molto grandi. La velocità è invece un aspetto rilevante del pacchetto lme4 attraverso l’uso di metodi per matrici sparse per la stima del modello. Un altro aspetto degno di nota del pacchetto lme4 è la capacità di stimare modelli lineari generalizzati a effetti misti (GLMM) mediante la funzione glmer.</text:span></text:p>
      <text:p text:style-name="P144"><text:span text:style-name="T205">Concludiamo questa breve esposizione osservando una peculiarità del modello lme4: l’output del modello stimato non riporta i p-values associati agli effetti fissi (Luke S. G., 2017), ma possono essere ottenuto mediante il pacchetto R “lmerTest” (Kuznetsova et al., 2017) che implementa l’approssimazione di</text:span><text:span text:style-name="T208"> </text:span><text:span text:style-name="T211">Satterthwaite.</text:span></text:p>
      <text:p text:style-name="P47"/>
      <text:p text:style-name="P55">Per evitare problemi di convergenza e ridurre la collinearità fra le variabili esplicative, si è proceduto alla loro standardizzazione, <text:span text:style-name="T54">secondo la formula:</text:span></text:p>
      <text:p text:style-name="P55"/>
      <text:p text:style-name="P56">x-media(x)/sd(x)</text:p>
      <text:p text:style-name="P56"/>
      <text:p text:style-name="P56">Per le variabili spaziali la media e la deviazione standard sono state calcolate su tutto il dominio di interesse. Per le variabili spazio-temporali (ad esempio, le variabili meteoclimatiche) <text:span text:style-name="T55">si è proceduto al calcolo del valore medio e della deviazione standard annuale 2015 per ciascuna cella di griglia. Un approccio alternativo, qui non adottato, consiste nel calcolo della media e della deviazione spaziale per ciascuno dei 365 giorni dell’anno. I lavori scientifici consultati generalmente non riportano il metodo di standardizzazione utilizzato.</text:span></text:p>
      <text:p text:style-name="P17"/>
      <text:p text:style-name="P90"/>
      <text:p text:style-name="P5">Uno degli assunti del modello LMM è che i residui seguano una distribuzione normale, tra di loro incorrelati e con varianza costante (omoschedasticità dei residui). <text:span text:style-name="T2">Citare []. Grafico dei residui del modello di Massimo.</text:span></text:p>
      <text:p text:style-name="P4"/>
      <text:p text:style-name="P7">Una miglioria consosite nell’utilizzare il logaritmo del pm10, invece che il pm10 stesso. Questa trasformazione è comunemente applicata per stabilizzare la varianza dei residui ed ottenere una distribuzione più simile alla distribuzione normale. </text:p>
      <text:p text:style-name="P7"/>
      <text:p text:style-name="P8">Al pbl si è sostituito il logaritmo del pbl in modo di migliorare la relazione lineare con il pm10.</text:p>
      <text:p text:style-name="P3"/>
      <text:p text:style-name="P3">Alcune varianti del modello di Stafoggia.</text:p>
      <text:p text:style-name="P1"/>
      <text:p text:style-name="P1">2) Il software utilizzato</text:p>
      <text:p text:style-name="P1"/>
      <text:p text:style-name="P1">Due sono i principali pacchetti per il linguaggio R: nlme e lme4.</text:p>
      <text:p text:style-name="P1"/>
      <text:p text:style-name="P1">3) <text:span text:style-name="T1">I risultati ottenuti</text:span></text:p>
      <text:p text:style-name="P1"/>
      <text:p text:style-name="P2">Cross validation</text:p>
      <text:p text:style-name="P2">Mappe</text:p>
      <text:p text:style-name="P2"/>
      <text:p text:style-name="P92">Bibliografia</text:p>
      <text:p text:style-name="P35"/>
      <text:p text:style-name="P69">Barmpadimos I., Hueglin C., Keller J., Henne S., Prevot A. S. H., 2011. Influence of meteorology on PM10 trends and variability in Switzerland from 1991 to 2008. <text:span text:style-name="T128">Atmos. Chem. Phys., 11, 1813–1835.</text:span></text:p>
      <text:p text:style-name="P69"/>
      <text:p text:style-name="P35">Bates <text:span text:style-name="T58">D.</text:span>, Maechler <text:span text:style-name="T58">M.</text:span>, Bolker <text:span text:style-name="T59">B.,</text:span> Walker <text:span text:style-name="T60">S.</text:span>, 2015. Fitting Linear Mixed-Effects Models Using lme4. Journal of Statistical Software, 67(1), 1-48.</text:p>
      <text:p text:style-name="P35"/>
      <text:p text:style-name="P79"><text:span text:style-name="T77">Beloconi </text:span><text:span text:style-name="T78">A, </text:span><text:span text:style-name="T77">Chrysoulakis </text:span><text:span text:style-name="T78">N.</text:span><text:span text:style-name="T77">, Lyapustin </text:span><text:span text:style-name="T78">A.,</text:span><text:span text:style-name="T77"> Utzinger</text:span><text:bookmark text:name="baf00051"/><text:span text:style-name="T77"> </text:span><text:span text:style-name="T78">J.</text:span><text:span text:style-name="T77">, Vounatsou</text:span><text:bookmark text:name="baf0010"/><text:span text:style-name="T77"> </text:span><text:span text:style-name="T79">P., </text:span><text:span text:style-name="T80">201</text:span><text:span text:style-name="T81">8</text:span><text:span text:style-name="T80">. </text:span><text:bookmark text:name="screen-reader-main-title"/><text:span text:style-name="T76">Bayesian geostatistical modelling of </text:span><text:span text:style-name="Emphasis"><text:span text:style-name="T76">PM</text:span></text:span><text:span text:style-name="T73">10</text:span><text:span text:style-name="T76"> and </text:span><text:span text:style-name="Emphasis"><text:span text:style-name="T76">PM</text:span></text:span><text:span text:style-name="T73">2.5</text:span><text:span text:style-name="T76"> surface level concentrations in Europe using high-resolution satellite-derived products. </text:span><text:bookmark text:name="publication-title"/><text:span text:style-name="T76">Environment International </text:span>Volume 121, Part 1, 57-70.</text:p>
      <text:p text:style-name="P35"/>
      <text:p text:style-name="Standard"><text:bookmark text:name="productTitle"/><text:bookmark text:name="title"/><text:span text:style-name="T113">Galecki A., B</text:span><text:span text:style-name="T61">urzykowski T., 2013. </text:span>Linear Mixed-Effects Models Using R: A Step-by-step Approach. <text:span text:style-name="T57">Springer.</text:span></text:p>
      <text:p text:style-name="Standard"/>
      <text:p text:style-name="Standard">Kuznetsova <text:span text:style-name="T61">A., Brockhoff P. B., Christensen R. H. B., 2017. lmerTest Package: Tests in Linear Mixed Effects </text:span>Models. Journal of Statistical Software. December 2017, Volume 82, Issue 13.</text:p>
      <text:p text:style-name="Standard"/>
      <text:p text:style-name="P147"><text:span text:style-name="T206">Luke S. G., 2017. </text:span><text:span text:style-name="T207">Evaluating significance in linear mixed-effects models in R. </text:span>Behavior Research Methods, Volume 49, Issue 4, 1494–1502.</text:p>
      <text:p text:style-name="Standard"><text:span text:style-name="Strong_20_Emphasis"><text:span text:style-name="T20">Paciorek C. J., Liu Y., 2012. Assessment and statistical modeling of the relationship between remotely sensed aerosol optical depth and PM2.5 in the eastern United States.</text:span></text:span><text:span text:style-name="T61"> Research report (Health Effects Institute) 167.</text:span></text:p>
      <text:p text:style-name="P140"/>
      <text:p text:style-name="P35"><text:span text:style-name="T61">Pinheiro J., Bates D., Deb Roy S., Sarkar D., R Core Team, 2019. </text:span><text:span text:style-name="Emphasis"><text:span text:style-name="T61">nlme: Linear and Nonlinear Mixed </text:span></text:span><text:span text:style-name="Emphasis">Effects Models</text:span>. R package version 3.1-139, <text:a xlink:type="simple" xlink:href="https://CRAN.R-project.org/package=nlme" text:style-name="Internet_20_link" text:visited-style-name="Visited_20_Internet_20_Link">https://CRAN.R-project.org/package=nlme</text:a></text:p>
      <text:p text:style-name="P43"/>
      <text:p text:style-name="P60"><text:span text:style-name="T74">Stafoggia M., Schwartz J., Badaloni C., Bellander T., Alessandrini E., Cattani G., De' Donato F., Gaeta A., Leone G., Lyapustin A., Sorek-Hamer M., de Hoogh K., Di Q., Forastiere F., Kloog I., </text:span><text:span text:style-name="T75">2017. </text:span><text:span text:style-name="T83">Estimation of daily PM</text:span><text:span text:style-name="T72">10</text:span><text:span text:style-name="T83"> concentrations in Italy (2006-2012) using finely resolved satellite</text:span></text:p>
      <text:p text:style-name="P60"><text:span text:style-name="T83">data, land use variables and meteorology. </text:span><text:span text:style-name="T82">Environ Int., 99:234-244.</text:span></text:p>
      <text:p text:style-name="P59"/>
      <text:p text:style-name="P36">Zuur A. F., Ieno E. I., Walker N. J., Saveliev A. A., Smith G. M., 2009. Mixed effects models and extensions in ecology with R. Spri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Lohit Devanagari1" svg:font-family="'Lohit Devanagari'"/>
    <style:font-face style:name="Trebuchet MS" svg:font-family="'Trebuchet M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09:55:24.904748915</meta:creation-date>
    <dc:date>2019-04-18T19:39:17.659188654</dc:date>
    <meta:editing-duration>P3DT5H27M30S</meta:editing-duration>
    <meta:editing-cycles>1012</meta:editing-cycles>
    <meta:generator>LibreOffice/6.0.3.2$Linux_X86_64 LibreOffice_project/00m0$Build-2</meta:generator>
    <meta:document-statistic meta:table-count="4" meta:image-count="0" meta:object-count="0" meta:page-count="9" meta:paragraph-count="193" meta:word-count="2920" meta:character-count="20273" meta:non-whitespace-character-count="17530"/>
  </office:meta>
</office:document-meta>
</file>